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287.4pt"/>
    </style:style>
    <style:style style:name="co6" style:family="table-column">
      <style:table-column-properties fo:break-before="auto" style:column-width="335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8" style:family="table-cell" style:parent-style-name="Default">
      <style:table-cell-properties fo:background-color="#fff200"/>
    </style:style>
    <style:style style:name="ce10" style:family="table-cell" style:parent-style-name="Default" style:data-style-name="N100"/>
    <style:style style:name="ce4" style:family="table-cell" style:parent-style-name="Default" style:data-style-name="N100">
      <style:table-cell-properties fo:background-color="#fff200"/>
      <style:text-properties fo:color="#ce181e"/>
    </style:style>
    <style:style style:name="ce1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flora_incognita_2020-08-28T21_05_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0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hoto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ientific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02777507-6356-5477-92eb-6d7aea343265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9M04S" calcext:value-type="time">
            <text:p>11:09:04 AM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in lancéolé</text:p>
          </table:table-cell>
          <table:table-cell/>
        </table:table-row>
        <table:table-row table:style-name="ro1" table:visibility="filter">
          <table:table-cell office:value-type="string" calcext:value-type="string">
            <text:p>fd359c20-af7c-5560-b412-56bfbbd154e3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8M19S" calcext:value-type="time">
            <text:p>11:08:19 AM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entaurée Noire</text:p>
          </table:table-cell>
          <table:table-cell office:value-type="string" calcext:value-type="string">
            <text:p>could be jaucee</text:p>
          </table:table-cell>
        </table:table-row>
        <table:table-row table:style-name="ro1" table:visibility="filter">
          <table:table-cell office:value-type="string" calcext:value-type="string">
            <text:p>469cc29c-f377-5312-ba11-f222ca888cec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6M59S" calcext:value-type="time">
            <text:p>11:06:59 AM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 table:visibility="filter">
          <table:table-cell office:value-type="string" calcext:value-type="string">
            <text:p>c7613f5f-b22d-5b51-832f-06cb61bc4128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6M05S" calcext:value-type="time">
            <text:p>11:06:05 A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9bba2690-f7a5-54b4-bd74-74fd056ccb3a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5M18S" calcext:value-type="time">
            <text:p>11:05:18 A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594c2542-0706-5ce3-8a30-d6b8c5ecac58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2M44S" calcext:value-type="time">
            <text:p>11:02:44 AM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office:value-type="string" calcext:value-type="string">
            <text:p>could be another veronica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1H00M32S" calcext:value-type="time">
            <text:p>11:00:32 A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allee south corner</text:p>
          </table:table-cell>
        </table:table-row>
        <table:table-row table:style-name="ro1">
          <table:table-cell office:value-type="string" calcext:value-type="string">
            <text:p>0741e7c3-52a5-5877-83d8-81b81746cf4a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0:18:2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c087d48-bd61-5d4a-b0b2-3b96702655fe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0:15:2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0:12:4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fd788f12-0ad0-54fb-bd95-5e6950f6e45c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1:57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bb3b9d8f-f3d7-542f-acd4-2ccab50dc962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6:21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 table:visibility="filter">
          <table:table-cell office:value-type="string" calcext:value-type="string">
            <text:p>faf5f77a-c5d7-5223-82f4-16c16dda1b0a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4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7246ada1-1147-5713-a80d-7ad01f7c939b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2:2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e0a5da18-2752-54a7-9675-1e898e1c8a0d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29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haerophyllum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haerophyllum Hirsu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e27e0c1-4ad2-527b-ae94-41e5f00ad5e8</text:p>
          </table:table-cell>
          <table:table-cell/>
          <table:table-cell office:value-type="string" calcext:value-type="string">
            <text:p>Alleestrass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4:13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Verbasc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lene 2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lene 3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dichotom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n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Verbanum bonariensis 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Achillea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9e748de-89c1-53c9-a719-69c99b69c690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0fd28909-0b43-57f2-a628-1a893da29932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8:0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different species than previous</text:p>
          </table:table-cell>
        </table:table-row>
        <table:table-row table:style-name="ro1" table:visibility="filter">
          <table:table-cell office:value-type="string" calcext:value-type="string">
            <text:p>1606662e-8e21-542d-b33b-d58a14e751d1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7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3638acb0-eba4-5c97-9cbc-730cf1b91063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5:56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b01c401e-8317-5737-bb77-ea5949c79700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4:52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65eddced-8760-58e4-b14c-c2b72bbd2c15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3:35</text:p>
          </table:table-cell>
          <table:table-cell office:value-type="string" calcext:value-type="string">
            <text:p>Trifolium pratense</text:p>
          </table:table-cell>
          <table:table-cell/>
          <table:table-cell office:value-type="string" calcext:value-type="string">
            <text:p>trifolium medium /hybride?</text:p>
          </table:table-cell>
        </table:table-row>
        <table:table-row table:style-name="ro1" table:visibility="filter">
          <table:table-cell office:value-type="string" calcext:value-type="string">
            <text:p>4894f478-e132-5a62-a9ba-d0b81b2cfac3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8:12:21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d2287cf1-5b49-532b-8379-395e09445ff8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9:23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10a03c65-85dd-5a8e-9c04-2f6919a1f196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7:2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could be big silene</text:p>
          </table:table-cell>
        </table:table-row>
        <table:table-row table:style-name="ro1" table:visibility="filter">
          <table:table-cell office:value-type="string" calcext:value-type="string">
            <text:p>1fb8559a-6924-5cc4-9816-a2f8f6982c54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5:36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bb0c08ca-5794-5a0f-863d-3bf5972946d2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2:2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a2ba5850-3adc-5ee9-a670-52805d9ab3d5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51:36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c8c1b2d1-3abc-5734-b705-316da86cfac0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47:2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b73b2ffa-a850-5acc-a209-c6cc672dea0b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32:02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 table:visibility="filter">
          <table:table-cell office:value-type="string" calcext:value-type="string">
            <text:p>84fe53af-9daa-5875-b025-682a5aeae2da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6:29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d7d82022-a4a9-5b8f-96b8-cfd42e7ec877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5:1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dozens of individuals</text:p>
          </table:table-cell>
        </table:table-row>
        <table:table-row table:style-name="ro1" table:visibility="filter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3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7 patches</text:p>
          </table:table-cell>
        </table:table-row>
        <table:table-row table:style-name="ro1" table:visibility="filter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3:11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10 patches</text:p>
          </table:table-cell>
        </table:table-row>
        <table:table-row table:style-name="ro1" table:visibility="filter">
          <table:table-cell office:value-type="string" calcext:value-type="string">
            <text:p>b94f3906-364a-5be3-80f7-b120ec287d56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0:59</text:p>
          </table:table-cell>
          <table:table-cell office:value-type="string" calcext:value-type="string">
            <text:p>Brassica napus</text:p>
          </table:table-cell>
          <table:table-cell/>
          <table:table-cell office:value-type="string" calcext:value-type="string">
            <text:p>brassica, <text:s/>no leaves on the plant </text:p>
          </table:table-cell>
        </table:table-row>
        <table:table-row table:style-name="ro1" table:visibility="filter">
          <table:table-cell office:value-type="string" calcext:value-type="string">
            <text:p>11348105-aa37-5dec-8275-b83393162491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20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792bed64-85da-5af7-aeac-8bfa0053d206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19:0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about 10 patches</text:p>
          </table:table-cell>
        </table:table-row>
        <table:table-row table:style-name="ro1" table:visibility="filter">
          <table:table-cell office:value-type="string" calcext:value-type="string">
            <text:p>cfe46871-b908-54f9-8094-942e72e03cc7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18:31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dozens of patches</text:p>
          </table:table-cell>
        </table:table-row>
        <table:table-row table:style-name="ro1" table:visibility="filter">
          <table:table-cell office:value-type="string" calcext:value-type="string">
            <text:p>aa50bf5e-dba8-50e7-bed8-09dce3f614b1</text:p>
          </table:table-cell>
          <table:table-cell/>
          <table:table-cell office:value-type="string" calcext:value-type="string">
            <text:p>Bluets 1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09:17:23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8 patche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Tragopogon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eranium pyrenaic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Leucanthemum vulgare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2</text:p>
          </table:table-cell>
          <table:table-cell/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Vicia sep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Dianthus carthusianor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ntha long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Lapsana commun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luets 3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 4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chorium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otentilla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apaver 2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Hypericum 4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Trifolium 3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 6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 5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Arenaria serpyll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linopodium acino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/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381a0d2-83e8-5abb-8dca-78881677112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3M30S" calcext:value-type="time">
            <text:p>02:23:30 PM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 table:visibility="filter">
          <table:table-cell office:value-type="string" calcext:value-type="string">
            <text:p>69334db7-0248-50a5-b08c-65f5b53c9e22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2M55S" calcext:value-type="time">
            <text:p>02:22:55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402c3168-2bd3-5fc4-8168-a57bbc199ad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2M30S" calcext:value-type="time">
            <text:p>02:22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71a6a552-9369-5983-ac94-aa06a64de803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21M15S" calcext:value-type="time">
            <text:p>02:21:15 PM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Vesce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c5320d3e-fa04-58ea-972d-b3029b4ceea7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19M57S" calcext:value-type="time">
            <text:p>02:19:5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5cded206-fb62-5a17-b9fb-dda165cc0a78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19M38S" calcext:value-type="time">
            <text:p>02:19:3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a6da307b-ec15-522b-a966-2d5a4432865c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18M36S" calcext:value-type="time">
            <text:p>02:18:36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e0706b59-e68d-5d6a-8780-c72ba89ecbe5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9M44S" calcext:value-type="time">
            <text:p>02:09:4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c52a2894-789c-5751-9370-50f1614ba5b0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9M18S" calcext:value-type="time">
            <text:p>02:09:18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 office:value-type="string" calcext:value-type="string">
            <text:p>1de42a10-697d-53c6-a957-c2eb3199eec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7M34S" calcext:value-type="time">
            <text:p>02:07:3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a296f1cb-a97d-5454-8ef7-ad49d0c4253f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6M51S" calcext:value-type="time">
            <text:p>02:06:51 PM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/>
        </table:table-row>
        <table:table-row table:style-name="ro1" table:visibility="filter">
          <table:table-cell office:value-type="string" calcext:value-type="string">
            <text:p>54bb68f0-c04e-587b-aad9-b7bd26c248f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6M23S" calcext:value-type="time">
            <text:p>02:06:2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deba0547-2fae-5d45-a2c1-580dac8db5e0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5M58S" calcext:value-type="time">
            <text:p>02:05:58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f7bce31-99bf-5f00-b046-8f24fa332985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5M30S" calcext:value-type="time">
            <text:p>02:05:3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b12a3175-3073-562a-957b-d361910e72ff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4M31S" calcext:value-type="time">
            <text:p>02:04:31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c7c24e99-fc32-54c8-bdd1-befb7e0d1d9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3M19S" calcext:value-type="time">
            <text:p>02:03:19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0d054cab-265f-5bc1-a9fc-98b2b5e55f22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2M59S" calcext:value-type="time">
            <text:p>02:02:59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fdccda42-c2a9-5794-9a05-90416227023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2M35S" calcext:value-type="time">
            <text:p>02:02:35 PM</text:p>
          </table:table-cell>
          <table:table-cell office:value-type="string" calcext:value-type="string">
            <text:p>Taraxacum</text:p>
          </table:table-cell>
          <table:table-cell office:value-type="string" calcext:value-type="string">
            <text:p>Pissenlit, Dent-de-lion</text:p>
          </table:table-cell>
          <table:table-cell/>
        </table:table-row>
        <table:table-row table:style-name="ro1" table:visibility="filter">
          <table:table-cell office:value-type="string" calcext:value-type="string">
            <text:p>bc069c9a-ef29-51ee-b835-9603271e2dc9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4H01M47S" calcext:value-type="time">
            <text:p>02:01:47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 table:visibility="filter">
          <table:table-cell office:value-type="string" calcext:value-type="string">
            <text:p>11d99639-c4cc-5784-b8a1-0b3915e75bfe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8M49S" calcext:value-type="time">
            <text:p>01:58:49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992f3e5c-bf98-5b3b-ace7-965dcfc007bc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7M38S" calcext:value-type="time">
            <text:p>01:57:38 PM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 table:visibility="filter">
          <table:table-cell office:value-type="string" calcext:value-type="string">
            <text:p>79317789-ddca-5126-9351-b27a63ce2291</text:p>
          </table:table-cell>
          <table:table-cell/>
          <table:table-cell office:value-type="string" calcext:value-type="string">
            <text:p>Buren 1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6M01S" calcext:value-type="time">
            <text:p>01:56:01 PM</text:p>
          </table:table-cell>
          <table:table-cell table:number-columns-repeated="2"/>
          <table:table-cell office:value-type="string" calcext:value-type="string">
            <text:p>senecio sudafricains</text:p>
          </table:table-cell>
        </table:table-row>
        <table:table-row table:style-name="ro1" table:visibility="filter">
          <table:table-cell office:value-type="string" calcext:value-type="string">
            <text:p>cd66ba77-3e64-533f-8d07-c9266c443660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2M29S" calcext:value-type="time">
            <text:p>01:52:29 PM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entranthe rouge</text:p>
          </table:table-cell>
          <table:table-cell/>
        </table:table-row>
        <table:table-row table:style-name="ro1" table:visibility="filter">
          <table:table-cell office:value-type="string" calcext:value-type="string">
            <text:p>4903046e-5e3d-5bae-9cd1-b08d6499a009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1M30S" calcext:value-type="time">
            <text:p>01:51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3b5b93bf-6204-5574-b7c8-3671d93d60b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50M36S" calcext:value-type="time">
            <text:p>01:50:36 PM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Chélidoine, Herbe aux verrues</text:p>
          </table:table-cell>
          <table:table-cell/>
        </table:table-row>
        <table:table-row table:style-name="ro1" table:visibility="filter">
          <table:table-cell office:value-type="string" calcext:value-type="string">
            <text:p>8d55ec00-e679-562e-ac3d-826ee3f534f8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8M59S" calcext:value-type="time">
            <text:p>01:48:59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urticaria usual</text:p>
          </table:table-cell>
        </table:table-row>
        <table:table-row table:style-name="ro1" table:visibility="filter">
          <table:table-cell office:value-type="string" calcext:value-type="string">
            <text:p>c545900d-36a4-5fcd-b3ab-3295727a5950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7M30S" calcext:value-type="time">
            <text:p>01:47:30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ite 3, chaerophyllum usual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c4a3d2e3-138f-513f-8cf1-f16762118342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42:44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772e6b0-666d-54a7-8b28-dbf0a044c2a5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24:31</text:p>
          </table:table-cell>
          <table:table-cell office:value-type="string" calcext:value-type="string">
            <text:p>Sorbus aucuparia</text:p>
          </table:table-cell>
          <table:table-cell office:value-type="string" calcext:value-type="string">
            <text:p>Sorbier des oise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7de91f9f-ab11-510c-b9d5-59df20a4fb38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23:09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edcbce18-b15f-5a6f-b9e9-415ef8a59b7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20:36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279871e5-37f9-5541-aaec-f6cd7c00621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17:1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39d9fb2d-e010-596b-bf0c-46ee223eecae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11:22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6a0785c2-85e5-549c-8484-f6c0e8450978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08:5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c47ce170-50ed-51a9-80c3-2bbbc7cdc41f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07:1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faff8dfb-5005-5618-aee3-495e0fe69752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10:06:0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58daafc8-fe0f-5e69-bf48-9cc59caf3fbe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53:32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~15 individuals</text:p>
          </table:table-cell>
        </table:table-row>
        <table:table-row table:style-name="ro1" table:visibility="filter">
          <table:table-cell office:value-type="string" calcext:value-type="string">
            <text:p>4745017f-7aba-53ab-acee-6ce114bf98c7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51:35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def590de-32e5-535e-b51d-ddd0cf6bb2d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50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many old individuals present</text:p>
          </table:table-cell>
        </table:table-row>
        <table:table-row table:style-name="ro1" table:visibility="filter">
          <table:table-cell office:value-type="string" calcext:value-type="string">
            <text:p>31f95a40-c8e9-509b-9343-337989fa5a1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8:1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1 small patch ~ 3 plants</text:p>
          </table:table-cell>
        </table:table-row>
        <table:table-row table:style-name="ro1" table:visibility="filter">
          <table:table-cell office:value-type="string" calcext:value-type="string">
            <text:p>3880e0e4-8d5f-5dac-8073-a16772853b4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6:50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 table:visibility="filter">
          <table:table-cell office:value-type="string" calcext:value-type="string">
            <text:p>eca5a831-db18-5dfd-a81f-962ee6187cda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5:24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plants ~ 30 in the shaded areas</text:p>
          </table:table-cell>
        </table:table-row>
        <table:table-row table:style-name="ro1" table:visibility="filter">
          <table:table-cell office:value-type="string" calcext:value-type="string">
            <text:p>de4ac0a8-b0a3-5712-99f6-557e01b04f0b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3:3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sparse patch of 5-7 individuals</text:p>
          </table:table-cell>
        </table:table-row>
        <table:table-row table:style-name="ro1" table:visibility="filter">
          <table:table-cell office:value-type="string" calcext:value-type="string">
            <text:p>a16d76d1-f471-5506-991e-9115893c9261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41:3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1 large patch on the ground</text:p>
          </table:table-cell>
        </table:table-row>
        <table:table-row table:style-name="ro1" table:visibility="filter">
          <table:table-cell office:value-type="string" calcext:value-type="string">
            <text:p>8a0b4128-5cec-5853-9d14-05a17767d919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9:5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many patches, most common flower</text:p>
          </table:table-cell>
        </table:table-row>
        <table:table-row table:style-name="ro1" table:visibility="filter">
          <table:table-cell office:value-type="string" calcext:value-type="string">
            <text:p>31164667-d12f-5cf8-97a3-0cb0178cecad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7:3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a6101c76-842d-59ad-b825-dbf1a4e7faec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6:17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6c827eea-d1b5-54b6-a5a3-23945719e603</text:p>
          </table:table-cell>
          <table:table-cell/>
          <table:table-cell office:value-type="string" calcext:value-type="string">
            <text:p>Buren 2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5:33:49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 office:value-type="string" calcext:value-type="string">
            <text:p>5 patches</text:p>
          </table:table-cell>
        </table:table-row>
        <table:table-row table:style-name="ro1" table:visibility="filter">
          <table:table-cell office:value-type="string" calcext:value-type="string">
            <text:p>e4a56b21-a1af-5c57-9bff-5f57b45eb98f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1M08S" calcext:value-type="time">
            <text:p>01:41:08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clematite blanche</text:p>
          </table:table-cell>
        </table:table-row>
        <table:table-row table:style-name="ro1" table:visibility="filter">
          <table:table-cell office:value-type="string" calcext:value-type="string">
            <text:p>e5118610-a65b-5f53-bd42-725119c722b5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40M18S" calcext:value-type="time">
            <text:p>01:40:18 PM</text:p>
          </table:table-cell>
          <table:table-cell office:value-type="string" calcext:value-type="string">
            <text:p>Rubus</text:p>
          </table:table-cell>
          <table:table-cell office:value-type="string" calcext:value-type="string">
            <text:p>Ronce</text:p>
          </table:table-cell>
          <table:table-cell office:value-type="string" calcext:value-type="string">
            <text:p>second site</text:p>
          </table:table-cell>
        </table:table-row>
        <table:table-row table:style-name="ro1" table:visibility="filter">
          <table:table-cell office:value-type="string" calcext:value-type="string">
            <text:p>1c27dbf0-3259-5cd7-a2d2-e8f471307eb1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37M07S" calcext:value-type="time">
            <text:p>01:37:07 PM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nce d'Arménie, Ronce des jardins</text:p>
          </table:table-cell>
          <table:table-cell office:value-type="string" calcext:value-type="string">
            <text:p>hard to tell</text:p>
          </table:table-cell>
        </table:table-row>
        <table:table-row table:style-name="ro1" table:visibility="filter">
          <table:table-cell office:value-type="string" calcext:value-type="string">
            <text:p>060f5e9a-42ee-5093-8837-ebc9b8a4fbeb</text:p>
          </table:table-cell>
          <table:table-cell/>
          <table:table-cell office:value-type="string" calcext:value-type="string">
            <text:p>Buren 3</text:p>
          </table:table-cell>
          <table:table-cell/>
          <table:table-cell office:value-type="string" calcext:value-type="string">
            <text:p>2020-09-03</text:p>
          </table:table-cell>
          <table:table-cell table:style-name="ce11" office:value-type="time" office:time-value="PT13H35M57S" calcext:value-type="time">
            <text:p>01:35:57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enecion sudafricain, chaerophyllum usual one, months en grappe, </text:p>
          </table:table-cell>
        </table:table-row>
        <table:table-row table:style-name="ro1" table:visibility="filter">
          <table:table-cell office:value-type="string" calcext:value-type="string">
            <text:p>2079e736-b8fa-5a3f-b1b0-9cadc0711498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7:29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5d7a4451-92e0-52a0-9e66-3555185c4e9c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5:1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c021c168-3209-59fc-a2b6-68d9e236ae62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4:3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a24cbe71-f929-50d8-90b1-cbba37751024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2:13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e4b6af9b-2ab4-5ce1-be93-37d9b90518eb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1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dbfdef9b-ca16-525d-ac3c-cf5f8fc4bff3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50:34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Laiteron maraîcher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e55fb91f-77c0-55f5-9598-7f98f83bb990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9:21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d7d08898-d096-5cad-8bac-e4878c066ca8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6:56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0b9b8be9-17bb-5c68-a06e-e2b2690e0ee3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5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e13fd1d2-6b6a-55ac-95d0-419409e88096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4:38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c58b20ae-08ee-57fd-9b88-579a980459d9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4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d5505f67-3656-5c0c-aac1-b27f09b30085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2:45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Lot 1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3:41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1</text:p>
          </table:table-cell>
        </table:table-row>
        <table:table-row table:style-name="ro1" table:visibility="filter">
          <table:table-cell office:value-type="string" calcext:value-type="string">
            <text:p>5f38b8a2-b7b4-5b0e-acf8-465ed241fd95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6:02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864c0ba8-2f7d-5082-8a01-9d961e542cd3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5:04</text:p>
          </table:table-cell>
          <table:table-cell office:value-type="string" calcext:value-type="string">
            <text:p>Parthenocissus quinquefolia agg.</text:p>
          </table:table-cell>
          <table:table-cell office:value-type="string" calcext:value-type="string">
            <text:p>Vigne vierge à cinq folioles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26ebec7f-4a6d-5956-afe0-b6aa17f7751b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3:58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fff3f70f-ea7c-52de-ae0b-f2d2d67e02d2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3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2d8240dc-2831-546f-b0ef-28d6c8dcca0d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10:44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Pommier Sauvag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6f946f88-5a4f-50b9-83ec-a85d8d379511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9:46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d9c6bb39-4675-5f61-91d6-11d9f49147e6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8:3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582b2877-6df4-58ee-b2f7-84640bc426d9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7:0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8fe690d4-d9e4-5ef7-8d98-1a5026b26b2c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6:1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aa11141e-36a2-50a2-b2b5-51c289d0430c</text:p>
          </table:table-cell>
          <table:table-cell/>
          <table:table-cell office:value-type="string" calcext:value-type="string">
            <text:p>CFF Lot 2</text:p>
          </table:table-cell>
          <table:table-cell/>
          <table:table-cell office:value-type="string" calcext:value-type="string">
            <text:p>2020-09-28</text:p>
          </table:table-cell>
          <table:table-cell office:value-type="string" calcext:value-type="string">
            <text:p>14:04:4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suze cff closed 2</text:p>
          </table:table-cell>
        </table:table-row>
        <table:table-row table:style-name="ro1" table:visibility="filter">
          <table:table-cell office:value-type="string" calcext:value-type="string">
            <text:p>3c12f493-1cc3-593c-bfe9-aaf20afb16ab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20:01</text:p>
          </table:table-cell>
          <table:table-cell office:value-type="string" calcext:value-type="string">
            <text:p>Borkhausenia intermedia</text:p>
          </table:table-cell>
          <table:table-cell office:value-type="string" calcext:value-type="string">
            <text:p>Sorbier Intermédi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35353d67-3cfb-5fd6-8845-19d0fc8369a7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67f2f693-f241-5f55-96d0-d8f47d846651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7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e34ca87b-0cbf-55b7-b6fc-edb84de217c9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5:5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64011326-7b7e-5a1f-8735-1e1570160cec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5:13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 table:visibility="filter">
          <table:table-cell office:value-type="string" calcext:value-type="string">
            <text:p>b587696d-8c78-57a0-a79c-2f528569d35b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4:34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/>
        </table:table-row>
        <table:table-row table:style-name="ro1" table:visibility="filter">
          <table:table-cell office:value-type="string" calcext:value-type="string">
            <text:p>f8c1913e-e075-5b0f-aa21-8fcd44816a6e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3:4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c0bb9336-b5da-5356-b63d-c4ea1bf43f1a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3:2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Path 1</text:p>
          </table:table-cell>
          <table:table-cell/>
          <table:table-cell office:value-type="string" calcext:value-type="string">
            <text:p>2020-09-11</text:p>
          </table:table-cell>
          <table:table-cell office:value-type="string" calcext:value-type="string">
            <text:p>11:11:32</text:p>
          </table:table-cell>
          <table:table-cell office:value-type="string" calcext:value-type="string">
            <text:p>Erodium cicutarium agg.</text:p>
          </table:table-cell>
          <table:table-cell office:value-type="string" calcext:value-type="string">
            <text:p>Bec de grue commun</text:p>
          </table:table-cell>
          <table:table-cell office:value-type="string" calcext:value-type="string">
            <text:p>start cff path</text:p>
          </table:table-cell>
        </table:table-row>
        <table:table-row table:style-name="ro1">
          <table:table-cell office:value-type="string" calcext:value-type="string">
            <text:p>b3d4da89-9486-5f68-9c1b-94d640ec3aac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21:24</text:p>
          </table:table-cell>
          <table:table-cell office:value-type="string" calcext:value-type="string">
            <text:p>Malva negl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76dbd-0f8e-5da0-af9d-a2db8337932d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7:18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Passerose, Rose trémi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984d30f5-e091-5e36-b0c1-29f116506bf2</text:p>
          </table:table-cell>
          <table:table-cell office:value-type="string" calcext:value-type="string">
            <text:p>Arctium 1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3:48</text:p>
          </table:table-cell>
          <table:table-cell office:value-type="string" calcext:value-type="string">
            <text:p>Arctium minus</text:p>
          </table:table-cell>
          <table:table-cell office:value-type="string" calcext:value-type="string">
            <text:p>Bardane à petits capitules</text:p>
          </table:table-cell>
          <table:table-cell office:value-type="string" calcext:value-type="string">
            <text:p>VERIFY OXALIS!</text:p>
          </table:table-cell>
        </table:table-row>
        <table:table-row table:style-name="ro1" table:visibility="filter">
          <table:table-cell office:value-type="string" calcext:value-type="string">
            <text:p>0d884707-d313-514a-92f1-98e4aa8941eb</text:p>
          </table:table-cell>
          <table:table-cell office:value-type="string" calcext:value-type="string">
            <text:p>Carduus 3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7:46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 table:visibility="filter">
          <table:table-cell office:value-type="string" calcext:value-type="string">
            <text:p>4b514359-b3bb-5fe4-80f0-2d2aabd7e324</text:p>
          </table:table-cell>
          <table:table-cell office:value-type="string" calcext:value-type="string">
            <text:p>Carduus 4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5:39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 table:visibility="filter">
          <table:table-cell office:value-type="string" calcext:value-type="string">
            <text:p>5c477daf-2de1-56bb-a6c4-0b06b54be2de</text:p>
          </table:table-cell>
          <table:table-cell office:value-type="string" calcext:value-type="string">
            <text:p>Convolvulu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6:04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Liseron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243ecd20-8dbc-5cfe-93c9-eeb985b2028b</text:p>
          </table:table-cell>
          <table:table-cell office:value-type="string" calcext:value-type="string">
            <text:p>Oxali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9:27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Convolvullus 2 photo still in baumaterial folder</text:p>
          </table:table-cell>
        </table:table-row>
        <table:table-row table:style-name="ro1" table:visibility="filter">
          <table:table-cell office:value-type="string" calcext:value-type="string">
            <text:p>8df7ba68-ae94-5fd4-a42c-63f14d00a1ee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31</text:p>
          </table:table-cell>
          <table:table-cell office:value-type="string" calcext:value-type="string">
            <text:p>10:56:5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carduus crispus vs cardus anthoides BOTH SPECIES ON THIS SITE</text:p>
          </table:table-cell>
        </table:table-row>
        <table:table-row table:style-name="ro1" table:visibility="filter">
          <table:table-cell table:style-name="ce8" office:value-type="string" calcext:value-type="string">
            <text:p>12d30344-c472-53fa-a3a2-7152fb43fad2</text:p>
          </table:table-cell>
          <table:table-cell/>
          <table:table-cell office:value-type="string" calcext:value-type="string">
            <text:p>CFF Path 2</text:p>
          </table:table-cell>
          <table:table-cell/>
          <table:table-cell office:value-type="string" calcext:value-type="string">
            <text:p>2020-07-31</text:p>
          </table:table-cell>
          <table:table-cell office:value-type="string" calcext:value-type="string">
            <text:p>10:48:43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ad132a95-af36-5e2b-b0eb-5499cf7817de</text:p>
          </table:table-cell>
          <table:table-cell office:value-type="string" calcext:value-type="string">
            <text:p>Epilobium 4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09:1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very large patch</text:p>
          </table:table-cell>
        </table:table-row>
        <table:table-row table:style-name="ro1" table:visibility="filter">
          <table:table-cell office:value-type="string" calcext:value-type="string">
            <text:p>4afff76d-cc56-5969-8ef4-0c9733aa4f8a</text:p>
          </table:table-cell>
          <table:table-cell office:value-type="string" calcext:value-type="string">
            <text:p>Erigeron 4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06:3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2abded4c-0d3b-524b-9d1f-97d62da2a77c</text:p>
          </table:table-cell>
          <table:table-cell office:value-type="string" calcext:value-type="string">
            <text:p>Geranium 7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11:03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3395ba58-4925-55cc-8ae6-64a102acbfe6</text:p>
          </table:table-cell>
          <table:table-cell office:value-type="string" calcext:value-type="string">
            <text:p>Medicago 3</text:p>
          </table:table-cell>
          <table:table-cell office:value-type="string" calcext:value-type="string">
            <text:p>CFF Path 3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8:14:58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5ed96213-e75a-580a-b1e2-784718c4b685</text:p>
          </table:table-cell>
          <table:table-cell office:value-type="string" calcext:value-type="string">
            <text:p>Robini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7:44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Robinier</text:p>
          </table:table-cell>
          <table:table-cell/>
        </table:table-row>
        <table:table-row table:style-name="ro1" table:visibility="filter">
          <table:table-cell office:value-type="string" calcext:value-type="string">
            <text:p>02db814f-e631-582c-89cb-53d81c7e64ae</text:p>
          </table:table-cell>
          <table:table-cell office:value-type="string" calcext:value-type="string">
            <text:p>Solanum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2:5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2ccc9d6b-b07a-5931-aace-3e923c6811f5</text:p>
          </table:table-cell>
          <table:table-cell office:value-type="string" calcext:value-type="string">
            <text:p>Urtic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1 large patch</text:p>
          </table:table-cell>
        </table:table-row>
        <table:table-row table:style-name="ro1" table:visibility="filter">
          <table:table-cell office:value-type="string" calcext:value-type="string">
            <text:p>f72cb297-aa4c-5692-9dc5-9155cfe81ceb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37M14S" calcext:value-type="time">
            <text:p>04:37:14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3390c01c-60d4-5f3f-b4f3-5d4fb227fd4c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36M55S" calcext:value-type="time">
            <text:p>04:36:5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b6897d4-4078-55e8-9106-a542f3237a41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21M30S" calcext:value-type="time">
            <text:p>04:21:30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9eb2dc25-2b26-53f2-b736-b1b303edc794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6M46S" calcext:value-type="time">
            <text:p>04:16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1624ff0c-9577-556f-98d7-e9defdf44cf4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6M09S" calcext:value-type="time">
            <text:p>04:16:09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91f704f1-df91-505c-ba2a-a0092c87d0dc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4M27S" calcext:value-type="time">
            <text:p>04:14:27 PM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 table:visibility="filter">
          <table:table-cell office:value-type="string" calcext:value-type="string">
            <text:p>20731366-052f-5a0d-871e-0e524cdb5443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3M37S" calcext:value-type="time">
            <text:p>04:13:37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517aa973-8c19-59c4-a821-32c709edccfb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2M56S" calcext:value-type="time">
            <text:p>04:12:56 PM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 table:visibility="filter">
          <table:table-cell office:value-type="string" calcext:value-type="string">
            <text:p>3ee700e2-5fcc-5b06-bfc0-8587cc54c85b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1M42S" calcext:value-type="time">
            <text:p>04:11:42 PM</text:p>
          </table:table-cell>
          <table:table-cell office:value-type="string" calcext:value-type="string">
            <text:p>Verbascum thapsus</text:p>
          </table:table-cell>
          <table:table-cell office:value-type="string" calcext:value-type="string">
            <text:p>Bouillon blanc, Molène thapsus</text:p>
          </table:table-cell>
          <table:table-cell/>
        </table:table-row>
        <table:table-row table:style-name="ro1" table:visibility="filter">
          <table:table-cell office:value-type="string" calcext:value-type="string">
            <text:p>1da48e14-888d-53d5-aa68-9c0ff19a51d0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1M10S" calcext:value-type="time">
            <text:p>04:11:1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74a90095-25d0-5ceb-9988-aaacd665955c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10M14S" calcext:value-type="time">
            <text:p>04:10:14 P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/>
        </table:table-row>
        <table:table-row table:style-name="ro1" table:visibility="filter">
          <table:table-cell office:value-type="string" calcext:value-type="string">
            <text:p>ca7b57c7-31bb-5649-a7fe-2f2be928c628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9M11S" calcext:value-type="time">
            <text:p>04:09:11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could be other solidalgo (gigantis?)</text:p>
          </table:table-cell>
        </table:table-row>
        <table:table-row table:style-name="ro1" table:visibility="filter">
          <table:table-cell office:value-type="string" calcext:value-type="string">
            <text:p>a4b7d4ea-2457-5052-8ff4-a7eff70a83dd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8M09S" calcext:value-type="time">
            <text:p>04:08:09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22b21d27-9e80-56d9-8a3f-ddaa7a4b2118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7M44S" calcext:value-type="time">
            <text:p>04:07:44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e2ce7fda-1c78-58ab-99c5-159befc40289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7M25S" calcext:value-type="time">
            <text:p>04:07:2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fcd45106-62f2-55f8-ab7a-abb9c23b3d06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5M37S" calcext:value-type="time">
            <text:p>04:05:37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49028a5-546a-5fd4-9737-c2fb19dd8661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5M01S" calcext:value-type="time">
            <text:p>04:05:01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477f65a1-bb61-5039-935e-4616b7dcc484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4M30S" calcext:value-type="time">
            <text:p>04:04:3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f20a62de-d884-5bf8-ac92-31164e746e8e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3M49S" calcext:value-type="time">
            <text:p>04:03:4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a482286a-7a2c-578a-85d1-0029e3b2fc01</text:p>
          </table:table-cell>
          <table:table-cell/>
          <table:table-cell office:value-type="string" calcext:value-type="string">
            <text:p>Chapelle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6H03M29S" calcext:value-type="time">
            <text:p>04:03:29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suze Chappelle 1</text:p>
          </table:table-cell>
        </table:table-row>
        <table:table-row table:style-name="ro1" table:visibility="filter">
          <table:table-cell office:value-type="string" calcext:value-type="string">
            <text:p>57e82c08-2c47-55ea-a61f-6756e7ca43b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8M15S" calcext:value-type="time">
            <text:p>05:08:1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2676b9cc-8d75-52d6-96d7-7f5175b170a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5M11S" calcext:value-type="time">
            <text:p>05:05:11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8affc83-cfb0-54db-b90d-87205856c02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3M57S" calcext:value-type="time">
            <text:p>05:03:57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5f0799dc-40bb-5eb2-8689-c592f91164b3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55S" calcext:value-type="time">
            <text:p>05:02:55 PM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Petrorhagie saxifrage</text:p>
          </table:table-cell>
          <table:table-cell/>
        </table:table-row>
        <table:table-row table:style-name="ro1" table:visibility="filter">
          <table:table-cell office:value-type="string" calcext:value-type="string">
            <text:p>3928ba34-d1b2-54eb-8ff2-d24bbf9dc59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01S" calcext:value-type="time">
            <text:p>05:02:01 P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f8d7b026-feb0-5bea-8551-55d491c2b3b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1M37S" calcext:value-type="time">
            <text:p>05:01:37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ce6ea04c-4e92-5ad2-9e76-345168928399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0M36S" calcext:value-type="time">
            <text:p>05:00:36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a6f8f054-1e0e-556f-986e-ddc06517f08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9M46S" calcext:value-type="time">
            <text:p>04:59:46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5f494c0-7a6a-58de-a5cd-56c1ccfeb0ea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44S" calcext:value-type="time">
            <text:p>04:58:44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4eebd356-1f33-5cc1-aa21-7b6dd872cd6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04S" calcext:value-type="time">
            <text:p>04:58:04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 table:visibility="filter">
          <table:table-cell office:value-type="string" calcext:value-type="string">
            <text:p>4d2ad0a8-26c2-50d3-8360-8fca5323f52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7M33S" calcext:value-type="time">
            <text:p>04:57:33 PM</text:p>
          </table:table-cell>
          <table:table-cell office:value-type="string" calcext:value-type="string">
            <text:p>Tripleurospermum maritimum agg.</text:p>
          </table:table-cell>
          <table:table-cell office:value-type="string" calcext:value-type="string">
            <text:p>Matricaire Perforée (groupe), Matricaire Inodore (groupe)</text:p>
          </table:table-cell>
          <table:table-cell/>
        </table:table-row>
        <table:table-row table:style-name="ro1" table:visibility="filter">
          <table:table-cell office:value-type="string" calcext:value-type="string">
            <text:p>17289ed4-f206-580c-83ef-99e6b7d6d98d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6M25S" calcext:value-type="time">
            <text:p>04:56:25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0bd41920-4a78-52c6-97a5-181b729718c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48S" calcext:value-type="time">
            <text:p>04:55:48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fb24cac9-bd9b-5f0b-bd85-7764e3d3d1ab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27S" calcext:value-type="time">
            <text:p>04:55:2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05d8fb31-4f7e-5b40-bcfc-e424bc406920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06S" calcext:value-type="time">
            <text:p>04:55:0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2cddce68-edf8-5889-9040-9d859ef5f3c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4M41S" calcext:value-type="time">
            <text:p>04:54:4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09a2f124-dc87-58f7-b113-04b9562a8447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3M59S" calcext:value-type="time">
            <text:p>04:53:59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c233d953-8511-5a59-9bbd-3aac42eea40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46S" calcext:value-type="time">
            <text:p>04:52:46 PM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f7f6eb99-917a-5d2c-b519-7ea70aceff4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13S" calcext:value-type="time">
            <text:p>04:52:13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1M16S" calcext:value-type="time">
            <text:p>04:51:16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b68364-3216-5ec7-b72c-589521cec6dd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8:18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507e962a-b896-5376-b20a-bb3e2158aaf1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6:13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>
          <table:table-cell office:value-type="string" calcext:value-type="string">
            <text:p>4747cfaa-4dc9-54a4-aaf2-42f69ef7d791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1:59</text:p>
          </table:table-cell>
          <table:table-cell office:value-type="string" calcext:value-type="string">
            <text:p>Geranium molle agg.</text:p>
          </table:table-cell>
          <table:table-cell office:value-type="string" calcext:value-type="string">
            <text:p>Géranium mou</text:p>
          </table:table-cell>
          <table:table-cell/>
        </table:table-row>
        <table:table-row table:style-name="ro1">
          <table:table-cell office:value-type="string" calcext:value-type="string">
            <text:p>370b04ad-b35e-5b1e-8d06-5551e70fa882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51:18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Benoîte commune</text:p>
          </table:table-cell>
          <table:table-cell/>
        </table:table-row>
        <table:table-row table:style-name="ro1">
          <table:table-cell office:value-type="string" calcext:value-type="string">
            <text:p>7195fc96-6d40-5b9e-9604-218e4af48aa0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48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6d087e13-ba0c-5e30-abe1-5e7d63854397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45:57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41b9ef-7c32-502e-9d6f-5db26963f524</text:p>
          </table:table-cell>
          <table:table-cell/>
          <table:table-cell office:value-type="string" calcext:value-type="string">
            <text:p>Chemin des Voies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37:36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d3bb2e21-6d34-5e83-9c55-a4b38e0f2083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34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f4d56cf1-f784-5e96-a32b-6866eb85cd7e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32:31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cf2e8f4d-efe9-568d-96ff-2cc15c3bdb6f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31:0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cheyres path 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28:0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27:42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Epiaire des marais</text:p>
          </table:table-cell>
          <table:table-cell office:value-type="string" calcext:value-type="string">
            <text:p>cheyres path</text:p>
          </table:table-cell>
        </table:table-row>
        <table:table-row table:style-name="ro1" table:visibility="filter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21:34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 table:visibility="filter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8:23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7:39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Renouée persic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1b074611-e4c8-58d6-8d51-499b698a7920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5:27</text:p>
          </table:table-cell>
          <table:table-cell office:value-type="string" calcext:value-type="string">
            <text:p>Persicaria longiset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2:39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9:11:4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 table:visibility="filter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/>
          <table:table-cell office:value-type="string" calcext:value-type="string">
            <text:p>2020-09-15</text:p>
          </table:table-cell>
          <table:table-cell office:value-type="string" calcext:value-type="string">
            <text:p>08:59:17</text:p>
          </table:table-cell>
          <table:table-cell office:value-type="string" calcext:value-type="string">
            <text:p>Achillea ptarmica agg.</text:p>
          </table:table-cell>
          <table:table-cell office:value-type="string" calcext:value-type="string">
            <text:p>Achillée des marais, Herbe à éternuer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Geranium 4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prat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igustr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095cc6f-7a96-5c59-a787-258622d7f679</text:p>
          </table:table-cell>
          <table:table-cell office:value-type="string" calcext:value-type="string">
            <text:p>Anemone 1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4:16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Anémone des forêts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63f584d8-32bb-56e4-bac4-5e041856fabf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8:45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3727aea6-b1db-557d-9999-3fea37ca7538</text:p>
          </table:table-cell>
          <table:table-cell office:value-type="string" calcext:value-type="string">
            <text:p>Daucus 1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5:5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5 individuals</text:p>
          </table:table-cell>
        </table:table-row>
        <table:table-row table:style-name="ro1" table:visibility="filter">
          <table:table-cell office:value-type="string" calcext:value-type="string">
            <text:p>bf26b88b-f384-58dd-b9ad-13a2a507c02a</text:p>
          </table:table-cell>
          <table:table-cell office:value-type="string" calcext:value-type="string">
            <text:p>Hypericum 3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9:36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59f9b8a4-4b22-5fb9-8732-56ebdb015b7a</text:p>
          </table:table-cell>
          <table:table-cell office:value-type="string" calcext:value-type="string">
            <text:p>Medicago 2</text:p>
          </table:table-cell>
          <table:table-cell office:value-type="string" calcext:value-type="string">
            <text:p>Cygnes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51:54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fa00d06e-4be3-5652-a5d0-47aff962d0ce</text:p>
          </table:table-cell>
          <table:table-cell office:value-type="string" calcext:value-type="string">
            <text:p>Senecio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04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77d0ca88-9e09-537f-a8c5-b4da0f199218</text:p>
          </table:table-cell>
          <table:table-cell office:value-type="string" calcext:value-type="string">
            <text:p>Solidal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7:33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/>
          <table:table-cell office:value-type="string" calcext:value-type="string">
            <text:p>Artemisia 1</text:p>
          </table:table-cell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Artemisia verlotior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rduus 1</text:p>
          </table:table-cell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arduus crisp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rsium 1</text:p>
          </table:table-cell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rsium 2</text:p>
          </table:table-cell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vulga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Linaria 1</text:p>
          </table:table-cell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inaria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1</text:p>
          </table:table-cell>
          <table:table-cell/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pilobium 3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30M00S" calcext:value-type="time">
            <text:p>02:30:00 P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atricaria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atricaria chamomill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Melilotus officianali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Lotus corniculatu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 table:visibility="filter">
          <table:table-cell/>
          <table:table-cell office:value-type="string" calcext:value-type="string">
            <text:p>Erigeron 2</text:p>
          </table:table-cell>
          <table:table-cell office:value-type="string" calcext:value-type="string">
            <text:p>Cygnes Lot 2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rigeron 3</text:p>
          </table:table-cell>
          <table:table-cell office:value-type="string" calcext:value-type="string">
            <text:p>Cygnes Lot 2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opulus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opulus alb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Cygnes Lot 2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olidalgo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Solidalgo canad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alva 3</text:p>
          </table:table-cell>
          <table:table-cell office:value-type="string" calcext:value-type="string">
            <text:p>Cygnes Lot 3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enother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Oenothera biennis aggr.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Buddleja 1</text:p>
          </table:table-cell>
          <table:table-cell office:value-type="string" calcext:value-type="string">
            <text:p>Cygnes Lot 3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Hypericum 1</text:p>
          </table:table-cell>
          <table:table-cell office:value-type="string" calcext:value-type="string">
            <text:p>Cygnes Lot 3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astinac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scum 2</text:p>
          </table:table-cell>
          <table:table-cell office:value-type="string" calcext:value-type="string">
            <text:p>Cygnes Lot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densiflor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c3d337b-0cc0-5799-a047-83fe687b39bc</text:p>
          </table:table-cell>
          <table:table-cell/>
          <table:table-cell office:value-type="string" calcext:value-type="string">
            <text:p>Cygnes Lot 5</text:p>
          </table:table-cell>
          <table:table-cell/>
          <table:table-cell office:value-type="string" calcext:value-type="string">
            <text:p>2020-09-20</text:p>
          </table:table-cell>
          <table:table-cell office:value-type="string" calcext:value-type="string">
            <text:p>11:39:5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suze empty lot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5</text:p>
          </table:table-cell>
          <table:table-cell/>
          <table:table-cell office:value-type="string" calcext:value-type="string">
            <text:p>2020-09-20</text:p>
          </table:table-cell>
          <table:table-cell office:value-type="string" calcext:value-type="string">
            <text:p>11:37:56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Diplotaxis à feuilles ténues</text:p>
          </table:table-cell>
          <table:table-cell office:value-type="string" calcext:value-type="string">
            <text:p>suze empty lot</text:p>
          </table:table-cell>
        </table:table-row>
        <table:table-row table:style-name="ro1" table:visibility="filter">
          <table:table-cell/>
          <table:table-cell office:value-type="string" calcext:value-type="string">
            <text:p>Papaver 1</text:p>
          </table:table-cell>
          <table:table-cell office:value-type="string" calcext:value-type="string">
            <text:p>Cygnes Lot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40134ee3-4817-5dd4-b5fe-321ea3c58af5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3M24S" calcext:value-type="time">
            <text:p>05:53:24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c7237803-b7de-508a-97b9-4330f9f157f3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2M53S" calcext:value-type="time">
            <text:p>05:32:53 PM</text:p>
          </table:table-cell>
          <table:table-cell office:value-type="string" calcext:value-type="string">
            <text:p>Packera aur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6706ab-dfa0-5369-ba9e-32c134301fc3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2M26S" calcext:value-type="time">
            <text:p>05:32:26 PM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2596f8db-f814-5c98-a3ee-9c1c128aa170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9M17S" calcext:value-type="time">
            <text:p>05:29:17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 table:visibility="filter">
          <table:table-cell office:value-type="string" calcext:value-type="string">
            <text:p>b81fd4c1-3a68-500a-9f05-d9f46e8072c7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8M56S" calcext:value-type="time">
            <text:p>05:28:56 P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 table:visibility="filter">
          <table:table-cell office:value-type="string" calcext:value-type="string">
            <text:p>08b0b58a-1e32-518a-b9f1-cfed19dc5f91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8M31S" calcext:value-type="time">
            <text:p>05:28:31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a2a7893c-f890-52d4-96d8-c3eac068a3e2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7M56S" calcext:value-type="time">
            <text:p>05:27:56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0cb6324e-9e81-57c6-964f-e0ff75fc189e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6M45S" calcext:value-type="time">
            <text:p>05:26:4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57670cce-188d-5522-aae8-00c194756ee1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6M21S" calcext:value-type="time">
            <text:p>05:26:2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7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23M50S" calcext:value-type="time">
            <text:p>05:23:50 P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147f6ae4-e481-5028-9863-26d75d36f8a6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2M57S" calcext:value-type="time">
            <text:p>05:52:57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dc10960-d4d7-570c-bd6d-ef2c61cbb1ab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1M39S" calcext:value-type="time">
            <text:p>05:51:39 PM</text:p>
          </table:table-cell>
          <table:table-cell office:value-type="string" calcext:value-type="string">
            <text:p>Rosa canina</text:p>
          </table:table-cell>
          <table:table-cell office:value-type="string" calcext:value-type="string">
            <text:p>Eglantier, Rosier des chiens</text:p>
          </table:table-cell>
          <table:table-cell/>
        </table:table-row>
        <table:table-row table:style-name="ro1" table:visibility="filter">
          <table:table-cell office:value-type="string" calcext:value-type="string">
            <text:p>eda3630d-8139-509b-917f-9319c61cc8a8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50M54S" calcext:value-type="time">
            <text:p>05:50:54 PM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28f129f4-9a84-5f81-b4aa-2ce4194ad0b2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9M45S" calcext:value-type="time">
            <text:p>05:49:45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3e8cfba-eb76-5db0-ab39-fd0ace465a6f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9M11S" calcext:value-type="time">
            <text:p>05:49:11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 table:visibility="filter">
          <table:table-cell office:value-type="string" calcext:value-type="string">
            <text:p>c4d36078-2669-5240-ae17-a1f6e66f6121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8M23S" calcext:value-type="time">
            <text:p>05:48:23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29fceefd-a968-5fc4-bbf9-7a9bad6cf879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7M44S" calcext:value-type="time">
            <text:p>05:47:44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6M21S" calcext:value-type="time">
            <text:p>05:46:21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4M40S" calcext:value-type="time">
            <text:p>05:44:40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4M20S" calcext:value-type="time">
            <text:p>05:44:20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4M02S" calcext:value-type="time">
            <text:p>05:44:0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554c78ad-cc37-5b3c-aba9-8698a31e12a9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43M41S" calcext:value-type="time">
            <text:p>05:43:4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b3e4c5d8-4b52-5570-a1f6-5534c3155262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6M09S" calcext:value-type="time">
            <text:p>05:36:09 PM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 table:visibility="filter">
          <table:table-cell office:value-type="string" calcext:value-type="string">
            <text:p>b00d9079-3773-5c1e-9f8b-da001f71c267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43879bfd-204f-568b-9471-4dc96dc25d8c</text:p>
          </table:table-cell>
          <table:table-cell/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020-08-30</text:p>
          </table:table-cell>
          <table:table-cell table:style-name="ce11" office:value-type="time" office:time-value="PT17H34M24S" calcext:value-type="time">
            <text:p>05:34:24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orn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Cornus sanguin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rataeg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Crataegus monogyn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 Lot 8</text:p>
          </table:table-cell>
          <table:table-cell/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a7ebfd2-62b4-5d50-925d-ec3e3c35e441</text:p>
          </table:table-cell>
          <table:table-cell/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37:44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2020-08-03</text:p>
          </table:table-cell>
          <table:table-cell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mpanula 4</text:p>
          </table:table-cell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Polygonum aviculare agg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e7fd2af-f4e5-5339-b0ea-ecab065fa0ca</text:p>
          </table:table-cell>
          <table:table-cell/>
          <table:table-cell office:value-type="string" calcext:value-type="string">
            <text:p>Energie 1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11:53</text:p>
          </table:table-cell>
          <table:table-cell office:value-type="string" calcext:value-type="string">
            <text:p>Seseli libanotis</text:p>
          </table:table-cell>
          <table:table-cell office:value-type="string" calcext:value-type="string">
            <text:p>Séséli libanotis</text:p>
          </table:table-cell>
          <table:table-cell/>
        </table:table-row>
        <table:table-row table:style-name="ro1" table:visibility="filter">
          <table:table-cell office:value-type="string" calcext:value-type="string">
            <text:p>be9167c7-face-55bb-913f-577cc0db3a4e</text:p>
          </table:table-cell>
          <table:table-cell/>
          <table:table-cell office:value-type="string" calcext:value-type="string">
            <text:p>Energie 1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11:26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b2f0e5e9-15fe-5bc5-9133-646d97ff4e0d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09:00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43e5a7df-b6d1-59e9-96c7-761e0fbc4de6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07:4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6c8e1b33-184b-50be-a9bc-b040fa5185f9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4:07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68d97405-c2c5-5143-9130-489165188083</text:p>
          </table:table-cell>
          <table:table-cell/>
          <table:table-cell office:value-type="string" calcext:value-type="string">
            <text:p>Energie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59:43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Reseda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ilene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Energie 3</text:p>
          </table:table-cell>
          <table:table-cell/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pilob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pilobium Hirsu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upator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olan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olanum Dulcamar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tachys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tachys Palust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onica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Veronica Persic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49c72f-3255-5031-a36c-2a4a925c6579</text:p>
          </table:table-cell>
          <table:table-cell/>
          <table:table-cell office:value-type="string" calcext:value-type="string">
            <text:p>Football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2:32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1:5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0:35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lematis 1</text:p>
          </table:table-cell>
          <table:table-cell office:value-type="string" calcext:value-type="string">
            <text:p>Football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lematis vitalb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afe3c22-b1b8-5536-8fb9-d528738ca3ed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7:13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4:33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2:2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fffa2730-0f9c-597a-91c4-ce28046b4343</text:p>
          </table:table-cell>
          <table:table-cell/>
          <table:table-cell office:value-type="string" calcext:value-type="string">
            <text:p>Football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30:4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Lotus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necio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2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riganum 1</text:p>
          </table:table-cell>
          <table:table-cell office:value-type="string" calcext:value-type="string">
            <text:p>Football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Origan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3aef1bd7-be4f-5681-8e0a-7e03021af118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55:17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rdèr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c2c1be71-3fd1-53f2-9aa0-09449a86ccb5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47:0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1130cb2-ea72-52bf-a473-4e019422107c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46:22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 table:visibility="filter">
          <table:table-cell office:value-type="string" calcext:value-type="string">
            <text:p>c314607c-f0de-5b24-95ea-ed9595e9cd44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42:18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 table:visibility="filter">
          <table:table-cell office:value-type="string" calcext:value-type="string">
            <text:p>524798fb-acd0-51bc-ba8c-a7933f6f2802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39:27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 table:visibility="filter">
          <table:table-cell office:value-type="string" calcext:value-type="string">
            <text:p>12c7d550-6267-565d-8302-e79e5ca86753</text:p>
          </table:table-cell>
          <table:table-cell/>
          <table:table-cell office:value-type="string" calcext:value-type="string">
            <text:p>Football 6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38:17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 table:visibility="filter">
          <table:table-cell/>
          <table:table-cell office:value-type="string" calcext:value-type="string">
            <text:p>Campanula 3</text:p>
          </table:table-cell>
          <table:table-cell office:value-type="string" calcext:value-type="string">
            <text:p>Frinvilier Fabrique 1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renanthes 1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Prenanthes purpur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ubus 2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fruticos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mpanula 1</text:p>
          </table:table-cell>
          <table:table-cell office:value-type="string" calcext:value-type="string">
            <text:p>Frinvilier Fabrique 3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scheuchzeri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ampanula 2</text:p>
          </table:table-cell>
          <table:table-cell office:value-type="string" calcext:value-type="string">
            <text:p>Frinvilier Fabrique 3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trachel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ier Fabrique 4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ier Fabrique 4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Knautia 1</text:p>
          </table:table-cell>
          <table:table-cell office:value-type="string" calcext:value-type="string">
            <text:p>Frinvillier Fabrique 1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Knautia dipsac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scum 3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lynchit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Verbascum 4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2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2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elilotus officianal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ubus 1</text:p>
          </table:table-cell>
          <table:table-cell office:value-type="string" calcext:value-type="string">
            <text:p>Frinvillier Fabriqu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idae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4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4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igr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Frinvillier Fabrique 4</text:p>
          </table:table-cell>
          <table:table-cell/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8:49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string" calcext:value-type="string">
            <text:p>frinvillier ramp </text:p>
          </table:table-cell>
        </table:table-row>
        <table:table-row table:style-name="ro1" table:visibility="filter">
          <table:table-cell office:value-type="string" calcext:value-type="string">
            <text:p>80a0c5b4-3304-5741-be90-63fb20291513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7:33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frinvillier ramp </text:p>
          </table:table-cell>
        </table:table-row>
        <table:table-row table:style-name="ro1" table:visibility="filter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4:39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office:value-type="string" calcext:value-type="string">
            <text:p>frinvillier ramp </text:p>
          </table:table-cell>
        </table:table-row>
        <table:table-row table:style-name="ro1" table:visibility="filter">
          <table:table-cell office:value-type="string" calcext:value-type="string">
            <text:p>b2f47cf0-7e74-5740-9c74-ae7f35103e21</text:p>
          </table:table-cell>
          <table:table-cell/>
          <table:table-cell office:value-type="string" calcext:value-type="string">
            <text:p>Frinvillier Ramp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41:09</text:p>
          </table:table-cell>
          <table:table-cell office:value-type="string" calcext:value-type="string">
            <text:p>Solidago virgaurea</text:p>
          </table:table-cell>
          <table:table-cell office:value-type="string" calcext:value-type="string">
            <text:p>Solidage verge d'or</text:p>
          </table:table-cell>
          <table:table-cell office:value-type="string" calcext:value-type="string">
            <text:p>frinvillier ramp</text:p>
          </table:table-cell>
        </table:table-row>
        <table:table-row table:style-name="ro1" table:visibility="filter">
          <table:table-cell office:value-type="string" calcext:value-type="string">
            <text:p>13e0d812-4052-5e22-90c2-e64e3908c740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53:4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1 large patch</text:p>
          </table:table-cell>
        </table:table-row>
        <table:table-row table:style-name="ro1" table:visibility="filter">
          <table:table-cell office:value-type="string" calcext:value-type="string">
            <text:p>a27828bc-8b6f-5229-9046-f240937cc53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51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75869175-5426-5f27-965c-147afbc5e4b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51:1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ec6a8d2d-c7ce-506a-b788-ec3944f2893e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9:23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string" calcext:value-type="string">
            <text:p>4 individuals</text:p>
          </table:table-cell>
        </table:table-row>
        <table:table-row table:style-name="ro1" table:visibility="filter">
          <table:table-cell office:value-type="string" calcext:value-type="string">
            <text:p>d78370c8-93ef-5050-af50-b5011ec2227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7:44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41479256-cdb2-5c63-ba2f-6f6dd7ea6660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6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3 small patches</text:p>
          </table:table-cell>
        </table:table-row>
        <table:table-row table:style-name="ro1" table:visibility="filter">
          <table:table-cell office:value-type="string" calcext:value-type="string">
            <text:p>311c0b1e-011e-546b-83a2-80c520c9a568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5:22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Chérophylle doré, Cerfeuil doré</text:p>
          </table:table-cell>
          <table:table-cell office:value-type="string" calcext:value-type="string">
            <text:p>1 very large parch, 3 other patches</text:p>
          </table:table-cell>
        </table:table-row>
        <table:table-row table:style-name="ro1" table:visibility="filter">
          <table:table-cell office:value-type="string" calcext:value-type="string">
            <text:p>93ffeb30-5b15-58ac-9244-3b2dfab14e0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3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95a8749f-307e-5a6b-a74b-1930b7888690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40:43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7572f5ba-7d18-59ae-89da-1ba476087cc7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9:1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5 small patches</text:p>
          </table:table-cell>
        </table:table-row>
        <table:table-row table:style-name="ro1" table:visibility="filter">
          <table:table-cell office:value-type="string" calcext:value-type="string">
            <text:p>72877de6-a131-5343-a883-ed42f87ae446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6:37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d746b032-9048-542a-b523-480db5161634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5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8 patches</text:p>
          </table:table-cell>
        </table:table-row>
        <table:table-row table:style-name="ro1" table:visibility="filter">
          <table:table-cell office:value-type="string" calcext:value-type="string">
            <text:p>679d2c48-7646-58ac-a65b-b043f3495919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4:13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d7ea1411-0262-587d-b0d0-8c322a6c5cb7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32:0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8 patches</text:p>
          </table:table-cell>
        </table:table-row>
        <table:table-row table:style-name="ro1" table:visibility="filter">
          <table:table-cell office:value-type="string" calcext:value-type="string">
            <text:p>f2ffe355-36da-5087-8590-4bb085ab1561</text:p>
          </table:table-cell>
          <table:table-cell/>
          <table:table-cell office:value-type="string" calcext:value-type="string">
            <text:p>Gottstatt 1</text:p>
          </table:table-cell>
          <table:table-cell/>
          <table:table-cell office:value-type="string" calcext:value-type="string">
            <text:p>2020-08-07</text:p>
          </table:table-cell>
          <table:table-cell office:value-type="string" calcext:value-type="string">
            <text:p>17:29:58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Bardane commune</text:p>
          </table:table-cell>
          <table:table-cell office:value-type="string" calcext:value-type="string">
            <text:p>6 patches</text:p>
          </table:table-cell>
        </table:table-row>
        <table:table-row table:style-name="ro1" table:visibility="filter">
          <table:table-cell office:value-type="string" calcext:value-type="string">
            <text:p>31f75026-ef5f-5f73-b4c0-39cf47f19dbd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18:5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3e323c95-c7a9-5e3f-bb3a-ee960415fe40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18:3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40973b67-6d90-582b-8638-b8ce0a8d06cc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11:2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670ad1b8-f9c5-54f3-b344-1d5153ed3da8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07:52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17b1367-df8a-52df-8828-e15a9f149954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04:03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31e0120b-d8f8-5fea-b3ca-664fc6f22f9e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4:03:22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Gottstatt 2</text:p>
          </table:table-cell>
          <table:table-cell/>
          <table:table-cell office:value-type="string" calcext:value-type="string">
            <text:p>2020-08-16</text:p>
          </table:table-cell>
          <table:table-cell office:value-type="string" calcext:value-type="string">
            <text:p>13:43:1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 table:visibility="filter">
          <table:table-cell office:value-type="string" calcext:value-type="string">
            <text:p>d13ea44a-444f-5e74-9779-415a46cd9d1f</text:p>
          </table:table-cell>
          <table:table-cell office:value-type="string" calcext:value-type="string">
            <text:p>Achillea A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5ff4e38e-7de0-5679-b1f9-4b17c84921da</text:p>
          </table:table-cell>
          <table:table-cell office:value-type="string" calcext:value-type="string">
            <text:p>Cirsium 6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25:56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f6452ddc-f547-5824-8eaf-a6e44f74c89f</text:p>
          </table:table-cell>
          <table:table-cell office:value-type="string" calcext:value-type="string">
            <text:p>Daucus B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5:5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c9bf9d1b-79de-52f5-b72d-94316662b4d6</text:p>
          </table:table-cell>
          <table:table-cell office:value-type="string" calcext:value-type="string">
            <text:p>Erigeron 5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7:0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Galium 3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4:33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Lotus A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5:2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Malva 4</text:p>
          </table:table-cell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13:03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 table:visibility="filter">
          <table:table-cell office:value-type="string" calcext:value-type="string">
            <text:p>495c0107-141b-56f9-808b-5b369b81b866</text:p>
          </table:table-cell>
          <table:table-cell office:value-type="string" calcext:value-type="string">
            <text:p>Plantago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7:01</text:p>
          </table:table-cell>
          <table:table-cell office:value-type="string" calcext:value-type="string">
            <text:p>Plantago media agg.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 table:visibility="filter">
          <table:table-cell office:value-type="string" calcext:value-type="string">
            <text:p>0f2d149a-4aec-559b-940c-8316cdb2a8ac</text:p>
          </table:table-cell>
          <table:table-cell office:value-type="string" calcext:value-type="string">
            <text:p>Rumex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Silene C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2:20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8f202ab8-27b8-5d7a-bd68-09c9c7c5b0d2</text:p>
          </table:table-cell>
          <table:table-cell office:value-type="string" calcext:value-type="string">
            <text:p>Solanum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4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22e015a4-4a25-545e-8adc-d0991470726b</text:p>
          </table:table-cell>
          <table:table-cell office:value-type="string" calcext:value-type="string">
            <text:p>Solidalgo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6:4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43e8c8ef-795f-5f6e-8948-367e8da6f66d</text:p>
          </table:table-cell>
          <table:table-cell office:value-type="string" calcext:value-type="string">
            <text:p>Trifolium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163dde75-1cc6-5b24-8d37-229e5f89070c</text:p>
          </table:table-cell>
          <table:table-cell office:value-type="string" calcext:value-type="string">
            <text:p>Vicia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05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 table:visibility="filter">
          <table:table-cell office:value-type="string" calcext:value-type="string">
            <text:p>3002978d-5c17-5d2e-bdd8-3f7f75e75e23</text:p>
          </table:table-cell>
          <table:table-cell/>
          <table:table-cell office:value-type="string" calcext:value-type="string">
            <text:p>Gottstatt 3</text:p>
          </table:table-cell>
          <table:table-cell/>
          <table:table-cell office:value-type="string" calcext:value-type="string">
            <text:p>2020-08-24</text:p>
          </table:table-cell>
          <table:table-cell office:value-type="string" calcext:value-type="string">
            <text:p>18:31:47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253ea787-9dd4-5949-9bc4-272e255a38f2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8M00S" calcext:value-type="time">
            <text:p>12:58:00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3781bb4-3f83-5147-b8f0-6b71773aa712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7M35S" calcext:value-type="time">
            <text:p>12:57:35 PM</text:p>
          </table:table-cell>
          <table:table-cell office:value-type="string" calcext:value-type="string">
            <text:p>Cosmos bipinnat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e961de5-523c-5b07-a74e-58338ee4750f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4M53S" calcext:value-type="time">
            <text:p>12:54:53 PM</text:p>
          </table:table-cell>
          <table:table-cell office:value-type="string" calcext:value-type="string">
            <text:p>Symphytum officinale agg.</text:p>
          </table:table-cell>
          <table:table-cell office:value-type="string" calcext:value-type="string">
            <text:p>Consoud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4b2c5603-b211-5e21-9032-8575f7b446c7</text:p>
          </table:table-cell>
          <table:table-cell/>
          <table:table-cell office:value-type="string" calcext:value-type="string">
            <text:p>Hayek 1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2H53M08S" calcext:value-type="time">
            <text:p>12:53:08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9e404-a110-5980-8718-d2b58bbb46e6</text:p>
          </table:table-cell>
          <table:table-cell/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24:05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 office:value-type="string" calcext:value-type="string">
            <text:p>2ef3a6ba-2053-538e-a6b1-4fceef5c45b2</text:p>
          </table:table-cell>
          <table:table-cell office:value-type="string" calcext:value-type="string">
            <text:p>Dianthus 2</text:p>
          </table:table-cell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38:53</text:p>
          </table:table-cell>
          <table:table-cell office:value-type="string" calcext:value-type="string">
            <text:p>Dianthus carthusianorum agg.</text:p>
          </table:table-cell>
          <table:table-cell office:value-type="string" calcext:value-type="string">
            <text:p>Oeillet des Chartreux</text:p>
          </table:table-cell>
          <table:table-cell office:value-type="string" calcext:value-type="string">
            <text:p>2 species</text:p>
          </table:table-cell>
        </table:table-row>
        <table:table-row table:style-name="ro1" table:visibility="filter">
          <table:table-cell office:value-type="string" calcext:value-type="string">
            <text:p>2119650d-cf18-5059-829c-9f5b3bb536e6</text:p>
          </table:table-cell>
          <table:table-cell office:value-type="string" calcext:value-type="string">
            <text:p>Eupatorium 2</text:p>
          </table:table-cell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37:13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197307b1-5496-52c3-895c-a8261a1f252b</text:p>
          </table:table-cell>
          <table:table-cell office:value-type="string" calcext:value-type="string">
            <text:p>Knautia 2</text:p>
          </table:table-cell>
          <table:table-cell office:value-type="string" calcext:value-type="string">
            <text:p>Jura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40:44</text:p>
          </table:table-cell>
          <table:table-cell office:value-type="string" calcext:value-type="string">
            <text:p>Knautia arvensis agg.</text:p>
          </table:table-cell>
          <table:table-cell/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b70bc5f3-0443-5beb-9c9f-ea19183b2bf1</text:p>
          </table:table-cell>
          <table:table-cell office:value-type="string" calcext:value-type="string">
            <text:p>Origan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5:09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/>
          <table:table-cell office:value-type="string" calcext:value-type="string">
            <text:p>Verbascum 5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Onobrychis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curigera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Securigea var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helidonium 1</text:p>
          </table:table-cell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helidonium maj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alva 2</text:p>
          </table:table-cell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ce11" office:value-type="time" office:time-value="PT12H00M00S" calcext:value-type="time">
            <text:p>12:00:00 PM</text:p>
          </table:table-cell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ce11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alystegia sep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Jura 2</text:p>
          </table:table-cell>
          <table:table-cell/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12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0d3b74f-53a6-51e2-a8ae-0ba9d4b4961a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52:2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d83b1015-f54b-5f9e-8415-ed783f2960f0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51:23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5e5d730a-96d1-5741-a975-d5a3caa7d0d4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50:34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 table:visibility="filter">
          <table:table-cell office:value-type="string" calcext:value-type="string">
            <text:p>b810993f-6991-5c64-8c4f-72696c74e431</text:p>
          </table:table-cell>
          <table:table-cell/>
          <table:table-cell office:value-type="string" calcext:value-type="string">
            <text:p>Lezard 1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8:33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uve al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e35bc0b0-1bd8-5889-91e6-a3281f46c24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6:19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Orpi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1:51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4e13bd2d-6d17-5747-888f-73ccb92acfd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8:45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Pâquerette vivace</text:p>
          </table:table-cell>
          <table:table-cell/>
        </table:table-row>
        <table:table-row table:style-name="ro1" table:visibility="filter">
          <table:table-cell office:value-type="string" calcext:value-type="string">
            <text:p>7fca813e-9f70-5fa9-92ed-e6b765912fe9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1:3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 table:visibility="filter">
          <table:table-cell office:value-type="string" calcext:value-type="string">
            <text:p>8242e90b-b0b2-5b43-aca6-c37ed6dd2d5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01:15</text:p>
          </table:table-cell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36cece8d-7b43-57ca-919c-c3059e0f0585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5:24</text:p>
          </table:table-cell>
          <table:table-cell office:value-type="string" calcext:value-type="string">
            <text:p>Circaea lutetiana</text:p>
          </table:table-cell>
          <table:table-cell office:value-type="string" calcext:value-type="string">
            <text:p>Herbe des sorcières, Circé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fa000ede-d557-5068-a252-3370886c506e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3:0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 table:visibility="filter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6:59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Chérophylle penché</text:p>
          </table:table-cell>
          <table:table-cell/>
        </table:table-row>
        <table:table-row table:style-name="ro1" table:visibility="filter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5:58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a917710-306d-55bd-a247-a205736ae49c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4:07</text:p>
          </table:table-cell>
          <table:table-cell office:value-type="string" calcext:value-type="string">
            <text:p>Knautia maxim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4d44192-0e60-556a-90e4-7ea02701a2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1:15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/>
        </table:table-row>
        <table:table-row table:style-name="ro1" table:visibility="filter">
          <table:table-cell office:value-type="string" calcext:value-type="string">
            <text:p>f45c9595-bb66-51a5-99eb-9eb2dd332a76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38:0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b293f530-bb95-51ec-abeb-185248780a5f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4:3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61ca32b9-2363-566e-ae30-de56771870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1:40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9:5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9:27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93076d32-24fd-5bfd-9106-4ab993b7ace9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7:34</text:p>
          </table:table-cell>
          <table:table-cell office:value-type="string" calcext:value-type="string">
            <text:p>Trifolium dubium agg.</text:p>
          </table:table-cell>
          <table:table-cell office:value-type="string" calcext:value-type="string">
            <text:p>Trèfle douteux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5:5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5:17</text:p>
          </table:table-cell>
          <table:table-cell office:value-type="string" calcext:value-type="string">
            <text:p>Corylus cornuta</text:p>
          </table:table-cell>
          <table:table-cell office:value-type="string" calcext:value-type="string">
            <text:p>Noisetier À Long Bec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3:52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orvin petit moulin </text:p>
          </table:table-cell>
        </table:table-row>
        <table:table-row table:style-name="ro1" table:visibility="filter">
          <table:table-cell office:value-type="string" calcext:value-type="string">
            <text:p>bbd784b3-297c-5651-827e-4a8079317ddd</text:p>
          </table:table-cell>
          <table:table-cell/>
          <table:table-cell office:value-type="string" calcext:value-type="string">
            <text:p>Orvin Petit Moulin</text:p>
          </table:table-cell>
          <table:table-cell/>
          <table:table-cell office:value-type="string" calcext:value-type="string">
            <text:p>2020-09-17</text:p>
          </table:table-cell>
          <table:table-cell office:value-type="string" calcext:value-type="string">
            <text:p>10:02:47</text:p>
          </table:table-cell>
          <table:table-cell office:value-type="string" calcext:value-type="string">
            <text:p>Prunus spinosa agg.</text:p>
          </table:table-cell>
          <table:table-cell office:value-type="string" calcext:value-type="string">
            <text:p>Epine noire, Prunellier</text:p>
          </table:table-cell>
          <table:table-cell office:value-type="string" calcext:value-type="string">
            <text:p>orvin Petit moulin</text:p>
          </table:table-cell>
        </table:table-row>
        <table:table-row table:style-name="ro1" table:visibility="filter">
          <table:table-cell office:value-type="string" calcext:value-type="string">
            <text:p>b6d0734c-14e0-5ce8-a22b-0660cd0ab005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4:1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866ff4e7-d026-59d4-a52d-bafde7df28a7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3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4af96a6b-6cd1-5c1c-a94a-31788d35d8d8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2:46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7059c3cf-cfc3-5c46-a5b2-590844d52669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1:5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ce2f9caa-e31a-56db-9bd6-4c557f516b75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0:4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pery trailhead </text:p>
          </table:table-cell>
        </table:table-row>
        <table:table-row table:style-name="ro1" table:visibility="filter">
          <table:table-cell office:value-type="string" calcext:value-type="string">
            <text:p>e6eb893c-2a9a-5b9d-bf81-c28502a0dc71</text:p>
          </table:table-cell>
          <table:table-cell/>
          <table:table-cell office:value-type="string" calcext:value-type="string">
            <text:p>Pery taubenlochweg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10:03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Molène noire</text:p>
          </table:table-cell>
          <table:table-cell office:value-type="string" calcext:value-type="string">
            <text:p>pery trailhead</text:p>
          </table:table-cell>
        </table:table-row>
        <table:table-row table:style-name="ro1" table:visibility="filter">
          <table:table-cell office:value-type="string" calcext:value-type="string">
            <text:p>0371ff17-aed2-52b1-9ae6-02114a8e423f</text:p>
          </table:table-cell>
          <table:table-cell/>
          <table:table-cell office:value-type="string" calcext:value-type="string">
            <text:p>Pieterlen Stockweg</text:p>
          </table:table-cell>
          <table:table-cell/>
          <table:table-cell office:value-type="string" calcext:value-type="string">
            <text:p>2020-09-25</text:p>
          </table:table-cell>
          <table:table-cell office:value-type="string" calcext:value-type="string">
            <text:p>09:55:28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Silène dioïque, Compagnon rouge</text:p>
          </table:table-cell>
          <table:table-cell office:value-type="string" calcext:value-type="string">
            <text:p>pieterlen stockweg</text:p>
          </table:table-cell>
        </table:table-row>
        <table:table-row table:style-name="ro1" table:visibility="filter">
          <table:table-cell office:value-type="string" calcext:value-type="string">
            <text:p>dad9210f-cc7f-5f20-9d20-1bd5ba510db2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27:46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59cff499-a3c7-5c2b-a342-716a591c32b4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25:36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fbd679c9-176d-5a19-ad79-7d85295ccc54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24:58</text:p>
          </table:table-cell>
          <table:table-cell office:value-type="string" calcext:value-type="string">
            <text:p>Reynoutria japonica</text:p>
          </table:table-cell>
          <table:table-cell office:value-type="string" calcext:value-type="string">
            <text:p>Renouée du Japon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dbdc4593-b6e7-5cf0-8d25-7081530f8c89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12:20</text:p>
          </table:table-cell>
          <table:table-cell office:value-type="string" calcext:value-type="string">
            <text:p>Hieracium aurantiacum</text:p>
          </table:table-cell>
          <table:table-cell/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e9157a09-8a83-55e7-a05e-55216eb106dd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10:25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779ad820-9ee7-57aa-a250-04fbef80efc0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07:5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60e9cbeb-4971-5da5-a3e8-acad6107135c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01:48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Bern ile point </text:p>
          </table:table-cell>
        </table:table-row>
        <table:table-row table:style-name="ro1" table:visibility="filter">
          <table:table-cell office:value-type="string" calcext:value-type="string">
            <text:p>a3c112af-7bee-5f8a-9a32-e338fe4b30bf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2:00:4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Bern ile point</text:p>
          </table:table-cell>
        </table:table-row>
        <table:table-row table:style-name="ro1" table:visibility="filter">
          <table:table-cell office:value-type="string" calcext:value-type="string">
            <text:p>e9b26874-8af5-545e-8897-ccb7e322c97f</text:p>
          </table:table-cell>
          <table:table-cell/>
          <table:table-cell office:value-type="string" calcext:value-type="string">
            <text:p>Reichenbach</text:p>
          </table:table-cell>
          <table:table-cell/>
          <table:table-cell office:value-type="string" calcext:value-type="string">
            <text:p>2020-09-23</text:p>
          </table:table-cell>
          <table:table-cell office:value-type="string" calcext:value-type="string">
            <text:p>11:24:58</text:p>
          </table:table-cell>
          <table:table-cell office:value-type="string" calcext:value-type="string">
            <text:p>Tragopogon pratensis</text:p>
          </table:table-cell>
          <table:table-cell office:value-type="string" calcext:value-type="string">
            <text:p>Salsifis des prés</text:p>
          </table:table-cell>
          <table:table-cell office:value-type="string" calcext:value-type="string">
            <text:p>bern ile path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52:56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52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9:19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8:4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7:56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 table:visibility="filter">
          <table:table-cell office:value-type="string" calcext:value-type="string">
            <text:p>fe90d853-7d2a-5509-8635-9e974d53aef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5:06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 table:visibility="filter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09:44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 table:visibility="filter">
          <table:table-cell office:value-type="string" calcext:value-type="string">
            <text:p>87c16313-36c8-58b8-9f70-2e7c27ad3c57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45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deab7ebf-69f0-53d5-b3a3-857c40d3d9d7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44:33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Troène De Chine</text:p>
          </table:table-cell>
          <table:table-cell/>
        </table:table-row>
        <table:table-row table:style-name="ro1" table:visibility="filter">
          <table:table-cell office:value-type="string" calcext:value-type="string">
            <text:p>3e9fe5a1-75f8-5026-a865-354c2e84e285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43:25</text:p>
          </table:table-cell>
          <table:table-cell office:value-type="string" calcext:value-type="string">
            <text:p>Symphoricarpos albus</text:p>
          </table:table-cell>
          <table:table-cell office:value-type="string" calcext:value-type="string">
            <text:p>Symphorin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f499c480-1571-5a1e-83aa-defd19974640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8:21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 table:visibility="filter">
          <table:table-cell office:value-type="string" calcext:value-type="string">
            <text:p>258389db-f132-511f-ab63-70c254180588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6:59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Coudrier, Noise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325a1aae-23f2-51f0-ba67-98a7b0051605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5:2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1</text:p>
          </table:table-cell>
          <table:table-cell office:value-type="string" calcext:value-type="string">
            <text:p>18:34:24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1 indivirual</text:p>
          </table:table-cell>
        </table:table-row>
        <table:table-row table:style-name="ro1" table:visibility="filter">
          <table:table-cell office:value-type="string" calcext:value-type="string">
            <text:p>fd667893-def3-504e-9d2c-8110e093a5e9</text:p>
          </table:table-cell>
          <table:table-cell/>
          <table:table-cell office:value-type="string" calcext:value-type="string">
            <text:p>Rue Alfred-Aebi</text:p>
          </table:table-cell>
          <table:table-cell/>
          <table:table-cell office:value-type="string" calcext:value-type="string">
            <text:p>2020-08-12</text:p>
          </table:table-cell>
          <table:table-cell office:value-type="string" calcext:value-type="string">
            <text:p>09:10:18</text:p>
          </table:table-cell>
          <table:table-cell office:value-type="string" calcext:value-type="string">
            <text:p>Viburnum rhytidophyllum</text:p>
          </table:table-cell>
          <table:table-cell/>
          <table:table-cell office:value-type="string" calcext:value-type="string">
            <text:p>viburnum rhytidophyllum</text:p>
          </table:table-cell>
        </table:table-row>
        <table:table-row table:style-name="ro1" table:visibility="filter">
          <table:table-cell/>
          <table:table-cell office:value-type="string" calcext:value-type="string">
            <text:p>Lathyrus 1</text:p>
          </table:table-cell>
          <table:table-cell office:value-type="string" calcext:value-type="string">
            <text:p>Rue Centrale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thyrus latifoliu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alva 1</text:p>
          </table:table-cell>
          <table:table-cell office:value-type="string" calcext:value-type="string">
            <text:p>Rue Centrale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moschat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tachys 2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Stachys byzantin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Dianthus 1</text:p>
          </table:table-cell>
          <table:table-cell office:value-type="string" calcext:value-type="string">
            <text:p>Rue Centrale</text:p>
          </table:table-cell>
          <table:table-cell/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Dianthus armeri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Rubus 3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Rubus caesi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Achillea B</text:p>
          </table:table-cell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7:27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2dfb41c4-da45-5777-a7d6-6e3561016b52</text:p>
          </table:table-cell>
          <table:table-cell office:value-type="string" calcext:value-type="string">
            <text:p>Buddleja B</text:p>
          </table:table-cell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31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 table:visibility="filter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Daucus C</text:p>
          </table:table-cell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eb58ec2c-3ebd-50eb-b584-25b126c0b988</text:p>
          </table:table-cell>
          <table:table-cell office:value-type="string" calcext:value-type="string">
            <text:p>Solanum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8:37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 table:visibility="filter">
          <table:table-cell office:value-type="string" calcext:value-type="string">
            <text:p>78d37cde-12dc-5f77-9a38-695eb016a827</text:p>
          </table:table-cell>
          <table:table-cell office:value-type="string" calcext:value-type="string">
            <text:p>Stachys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 table:visibility="filter">
          <table:table-cell office:value-type="string" calcext:value-type="string">
            <text:p>e892a7bb-bd0b-5229-846b-e032045ec766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1:37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eb797540-6eb4-5462-9b90-bbbe5ce92ccb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f2e7be19-6008-5a7f-b36c-c4dee0b72ea4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15:3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78e7d9e6-754d-599e-94ab-ba89034f5d12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13:4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59255a-c42d-5d99-8d2c-a3250904262f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7:11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057b0954-3e87-58c5-a7c5-73f82d5bf9f4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ccfe0ea3-4500-5373-aed3-c21097fb9461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5:2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86815b53-dca5-57ad-bd4b-fdba3db57aa3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4:12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2e4a8da0-d30e-5c3f-8281-a1f1ad1be24d</text:p>
          </table:table-cell>
          <table:table-cell/>
          <table:table-cell office:value-type="string" calcext:value-type="string">
            <text:p>Rue de l’eau 1</text:p>
          </table:table-cell>
          <table:table-cell/>
          <table:table-cell office:value-type="string" calcext:value-type="string">
            <text:p>2020-08-23</text:p>
          </table:table-cell>
          <table:table-cell office:value-type="string" calcext:value-type="string">
            <text:p>18:03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d7bfaeae-c2a8-5fa6-a6bb-c424bea2e50a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34:36</text:p>
          </table:table-cell>
          <table:table-cell office:value-type="string" calcext:value-type="string">
            <text:p>Brassica napu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68e94dc-a55d-5765-bf9d-957b7b11a1e9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54:36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9fc4f9f-c620-57d6-83ae-6177b6b2e2f7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50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231e695c-6fd6-523c-b149-0af143f79432</text:p>
          </table:table-cell>
          <table:table-cell/>
          <table:table-cell office:value-type="string" calcext:value-type="string">
            <text:p>Rue de l’eau 2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3:45:46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9c7891a0-61d4-591e-898e-9e8f81270314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9:48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ee90dee-743e-57f2-98a0-a5e56844fbe0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7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7abd590b-d3e6-56fd-b465-634606d7c032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cd5e347-387c-5319-a076-551c6d46e131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24:32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0d3151bf-6969-50fe-8384-f0fbf28197ab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17:25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379cf5ea-ba5c-597b-8cb7-7f0fd08edff2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14:52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f505e80-4d57-567f-842c-df4a75afc72d</text:p>
          </table:table-cell>
          <table:table-cell/>
          <table:table-cell office:value-type="string" calcext:value-type="string">
            <text:p>Rue de l’eau 3</text:p>
          </table:table-cell>
          <table:table-cell/>
          <table:table-cell office:value-type="string" calcext:value-type="string">
            <text:p>2020-08-01</text:p>
          </table:table-cell>
          <table:table-cell office:value-type="string" calcext:value-type="string">
            <text:p>09:14:0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65ffae66-71c4-5e7e-a7aa-a872ebfedb31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9:2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0fe34819-97d9-53d0-9dc2-bb4807df5f03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8:51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5a7526f5-9537-5b01-9595-cf2e3a6654a5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5:50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2a27613e-2542-5277-ab62-0c8ba3a31e4f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44:40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8688e353-640f-520d-ac9b-332d77277f0a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33:3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682f962f-40c3-50ed-9848-1d0462803b2d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30:49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345aaa82-23ad-52d2-9da5-8809e4a9e812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8:58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2588abf6-3012-54e6-98ad-169e32fdae4e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7:04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46655baf-9a36-5714-9af7-e448622e3c10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5:47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be5f975f-72eb-5fdf-bf82-e84777ef6b23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2:09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 table:visibility="filter">
          <table:table-cell office:value-type="string" calcext:value-type="string">
            <text:p>f1e3f992-6397-58cc-a179-34feabce14bd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0:54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65a8cbc4-21fe-5245-9fdc-c68abf918bde</text:p>
          </table:table-cell>
          <table:table-cell/>
          <table:table-cell office:value-type="string" calcext:value-type="string">
            <text:p>Rue de l’eau 4</text:p>
          </table:table-cell>
          <table:table-cell/>
          <table:table-cell office:value-type="string" calcext:value-type="string">
            <text:p>2020-08-17</text:p>
          </table:table-cell>
          <table:table-cell office:value-type="string" calcext:value-type="string">
            <text:p>18:20:1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db0d6b7d-a06b-5508-b5b7-bdcd1d2fd1b0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13:06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Brunelle à grandes f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317ae542-9a75-59ef-bc42-bc1d95a1c67e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12:23</text:p>
          </table:table-cell>
          <table:table-cell office:value-type="string" calcext:value-type="string">
            <text:p>Eupatorium serotinum</text:p>
          </table:table-cell>
          <table:table-cell/>
          <table:table-cell office:value-type="string" calcext:value-type="string">
            <text:p>cannabinium</text:p>
          </table:table-cell>
        </table:table-row>
        <table:table-row table:style-name="ro1" table:visibility="filter">
          <table:table-cell office:value-type="string" calcext:value-type="string">
            <text:p>a6b26e0f-3701-5a98-a711-5e9f31b36c38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8:34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23b5cc8-7b2c-5c01-8998-cda8e6b48179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7:45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63555dcc-b111-5f38-8581-b27d02e9c3bb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7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c9d3171-9cc9-5443-a6ec-d11424f1b6bd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5:4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8:05:02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3:16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Stellaire aquatique</text:p>
          </table:table-cell>
          <table:table-cell/>
        </table:table-row>
        <table:table-row table:style-name="ro1" table:visibility="filter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2:15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Impatiente glandul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47311778-9d01-59d2-8121-924ad8cb950a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8:44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0067034d-38a6-5334-af96-d76b074d20e5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6:17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90635cad-1937-59f4-9d11-f664a17d5c3c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5:44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b20b1c8-aca8-5545-8bd4-4410f2710f79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2:33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 table:visibility="filter">
          <table:table-cell office:value-type="string" calcext:value-type="string">
            <text:p>7ec82eab-9082-5303-96b9-3a15dcd48b01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33:50</text:p>
          </table:table-cell>
          <table:table-cell office:value-type="string" calcext:value-type="string">
            <text:p>salix alba</text:p>
          </table:table-cell>
          <table:table-cell/>
          <table:table-cell office:value-type="string" calcext:value-type="string">
            <text:p>salix of some sort</text:p>
          </table:table-cell>
        </table:table-row>
        <table:table-row table:style-name="ro1" table:visibility="filter">
          <table:table-cell office:value-type="string" calcext:value-type="string">
            <text:p>bf403c0d-b801-53bb-a0f7-2103677ec142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25:12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 table:visibility="filter">
          <table:table-cell office:value-type="string" calcext:value-type="string">
            <text:p>7c63773c-94a9-5c0e-81f9-01957e50d961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24:3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alome 1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Echium 1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table:style-name="ce4" office:value-type="string" calcext:value-type="string">
            <text:p>23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3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4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necio 4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5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alium 1</text:p>
          </table:table-cell>
          <table:table-cell office:value-type="string" calcext:value-type="string">
            <text:p>Salome 4</text:p>
          </table:table-cell>
          <table:table-cell/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Gali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Sed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irsium 3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Sysimbrium officinal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ntha spicata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eranium pyrenaicum 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Hypericum 2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edicago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Dipsacus 1</text:p>
          </table:table-cell>
          <table:table-cell office:value-type="string" calcext:value-type="string">
            <text:p>Schlossli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ipsacus fullon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1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c33137c-a0bc-5f74-aa6a-431034da6afd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6:03:3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c8ec192-71e1-5588-a228-ee2016ea80db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55:0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64f5c8c8-059e-54bb-ab46-5f3cac0bd660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maybe grande silene</text:p>
          </table:table-cell>
        </table:table-row>
        <table:table-row table:style-name="ro1" table:visibility="filter">
          <table:table-cell office:value-type="string" calcext:value-type="string">
            <text:p>d4cc401b-30d8-5aec-b1df-41475c3bb154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50:20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8625fa53-d974-5950-9323-03cc7c15a558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49:38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7bc7efd2-cb31-5244-b2cd-0215d9fb7b8a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46:0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 table:visibility="filter">
          <table:table-cell office:value-type="string" calcext:value-type="string">
            <text:p>e34fec96-111b-5fd6-a6ae-7cec12b4b975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39:29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éranium fluet</text:p>
          </table:table-cell>
          <table:table-cell office:value-type="string" calcext:value-type="string">
            <text:p>likely the case</text:p>
          </table:table-cell>
        </table:table-row>
        <table:table-row table:style-name="ro1" table:visibility="filter">
          <table:table-cell office:value-type="string" calcext:value-type="string">
            <text:p>10fd4ca6-9bea-5f13-9da6-1f32c4b4df7c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38:4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 table:visibility="filter">
          <table:table-cell office:value-type="string" calcext:value-type="string">
            <text:p>caaff285-dbcb-5a71-a520-671cf3a7e403</text:p>
          </table:table-cell>
          <table:table-cell/>
          <table:table-cell office:value-type="string" calcext:value-type="string">
            <text:p>Schlosslifeld 2</text:p>
          </table:table-cell>
          <table:table-cell/>
          <table:table-cell office:value-type="string" calcext:value-type="string">
            <text:p>2020-08-19</text:p>
          </table:table-cell>
          <table:table-cell office:value-type="string" calcext:value-type="string">
            <text:p>15:35:59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7.07.2020</text:p>
          </table:table-cell>
          <table:table-cell table:style-name="ce11" office:value-type="time" office:time-value="PT12H50M00S" calcext:value-type="time">
            <text:p>12:5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Malva 5</text:p>
          </table:table-cell>
          <table:table-cell office:value-type="string" calcext:value-type="string">
            <text:p>Schlosslifeld 3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Alcea 1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lcea Rose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2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molle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epidium virginic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Convulvulus 1</text:p>
          </table:table-cell>
          <table:table-cell office:value-type="string" calcext:value-type="string">
            <text:p>Schussinsel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Lactuca 1</text:p>
          </table:table-cell>
          <table:table-cell office:value-type="string" calcext:value-type="string">
            <text:p>Schussinsel 2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2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3</text:p>
          </table:table-cell>
          <table:table-cell/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irsium arven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cf80f15-7aea-5a9b-ab8e-dafeabb4af4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3M56S" calcext:value-type="time">
            <text:p>06:13:56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c0b8df8b-a226-565d-a2a5-fce4a91b894b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3M15S" calcext:value-type="time">
            <text:p>06:13:1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f9dc2805-6bc0-51a4-b9fa-1e8935de5fcb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2M55S" calcext:value-type="time">
            <text:p>06:12:5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23a67d2b-e3bd-5588-b247-bf204b2eb2df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2M29S" calcext:value-type="time">
            <text:p>06:12:29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3d148d85-f260-5f84-9477-f20da1bf15d0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2M05S" calcext:value-type="time">
            <text:p>06:12:05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5c1d5c3c-31de-5148-ae75-7712562d1e5a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1M50S" calcext:value-type="time">
            <text:p>06:11:50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e1e040a1-d4b1-52f7-aa67-f7b5330be683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1M33S" calcext:value-type="time">
            <text:p>06:11:33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78f92a3b-a0fe-5c4f-863d-b94b5bfd485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10M10S" calcext:value-type="time">
            <text:p>06:10:1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81bba047-216c-5dd7-a1a5-4982a0718910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9M46S" calcext:value-type="time">
            <text:p>06:09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6af2a6ee-1673-50d7-809a-89c74a064756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8M21S" calcext:value-type="time">
            <text:p>06:08:21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string" calcext:value-type="string">
            <text:p>centauree</text:p>
          </table:table-cell>
        </table:table-row>
        <table:table-row table:style-name="ro1" table:visibility="filter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string" calcext:value-type="string">
            <text:p>centauree</text:p>
          </table:table-cell>
        </table:table-row>
        <table:table-row table:style-name="ro1" table:visibility="filter">
          <table:table-cell office:value-type="string" calcext:value-type="string">
            <text:p>9c653d78-f9fe-5b86-83eb-517025a2706b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4M59S" calcext:value-type="time">
            <text:p>06:04:59 PM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e31aedae-61d8-54d3-b4ed-b23e1d76d370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3M56S" calcext:value-type="time">
            <text:p>06:03:56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e29a6e32-8a8e-52fa-b260-f03ac29f3fa6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3M09S" calcext:value-type="time">
            <text:p>06:03:0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cddb39d9-adeb-57ed-b1e8-d517d171fa5d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2M15S" calcext:value-type="time">
            <text:p>06:02:15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7ab1db2f-cc43-5fdf-9f8e-82ef1d167823</text:p>
          </table:table-cell>
          <table:table-cell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 office:value-type="time" office:time-value="PT18H01M50S" calcext:value-type="time">
            <text:p>06:01:5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chussinsel 4</text:p>
          </table:table-cell>
          <table:table-cell/>
          <table:table-cell office:value-type="string" calcext:value-type="string">
            <text:p>2020-09-01</text:p>
          </table:table-cell>
          <table:table-cell table:style-name="ce11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c99afa7-b32d-56b4-9e1d-850a9171ef7c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8M39S" calcext:value-type="time">
            <text:p>03:58:39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9bce524c-0752-5ca9-8258-0659f6c69533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8M08S" calcext:value-type="time">
            <text:p>03:58:08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9b74bdd9-233e-515b-a706-5b2ad70935d5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3M09S" calcext:value-type="time">
            <text:p>03:53:09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0a663d12-02fd-59af-a67d-87d3cc233958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52M06S" calcext:value-type="time">
            <text:p>03:52:06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60078df6-4c33-5b0a-9e4c-326635c4d11b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426f9ac-8688-5792-9ec2-1bc69be258ad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6M25S" calcext:value-type="time">
            <text:p>03:46:25 PM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Succis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8211aef9-d433-5b5c-804b-ce7f34bd1bad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4M44S" calcext:value-type="time">
            <text:p>03:44:4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251241c7-1b8c-583c-af21-70314dfacc54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4M14S" calcext:value-type="time">
            <text:p>03:44:14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7da7fef-8c08-590c-baec-08f71e0c399f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3M29S" calcext:value-type="time">
            <text:p>03:43:29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267f5afd-a615-55a8-aac8-e105b2dce1fa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3M12S" calcext:value-type="time">
            <text:p>03:43:12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c88bf68a-9d6a-57b4-8c0a-ce97d7e95c0c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2M28S" calcext:value-type="time">
            <text:p>03:42:28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480ef151-f825-591a-8fb2-1a9de53fbfdd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2M04S" calcext:value-type="time">
            <text:p>03:42:04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c42009e3-d88f-553a-b916-f2d2cd0e72dc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40M33S" calcext:value-type="time">
            <text:p>03:40:33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ba94f7a7-725b-5f53-a5ce-c30ad24a5386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9M36S" calcext:value-type="time">
            <text:p>03:39:36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c2681b0b-f236-5015-97b0-0de42f10d193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8M52S" calcext:value-type="time">
            <text:p>03:38:5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052d4853-1f06-5888-97c7-9fd93fd87bdb</text:p>
          </table:table-cell>
          <table:table-cell/>
          <table:table-cell office:value-type="string" calcext:value-type="string">
            <text:p>Schussinsel 5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8M23S" calcext:value-type="time">
            <text:p>03:38:23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ile 2</text:p>
          </table:table-cell>
        </table:table-row>
        <table:table-row table:style-name="ro1" table:visibility="filter">
          <table:table-cell office:value-type="string" calcext:value-type="string">
            <text:p>d1e18202-18e7-52e2-a620-bd1141f934e6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6M16S" calcext:value-type="time">
            <text:p>03:36:16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e5beafa-9aac-578c-9ccf-f9c90b9274a7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5M28S" calcext:value-type="time">
            <text:p>03:35:28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27154ae6-bc25-5868-aecd-d05ffa4abe3c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3M53S" calcext:value-type="time">
            <text:p>03:33:53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610c2e45-8fa6-5a72-a8f2-deca6f0a7624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2M38S" calcext:value-type="time">
            <text:p>03:32:38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08d1cfe1-e610-5c25-adca-fd2c4b0438c5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2M24S" calcext:value-type="time">
            <text:p>03:32:2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c7d3c06-5a83-5ee8-b59f-a01cd0c5ae80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2M10S" calcext:value-type="time">
            <text:p>03:32:10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072541a2-5d82-591b-8034-a3add98c4f35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1M34S" calcext:value-type="time">
            <text:p>03:31:34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5ff09fee-ee52-5a40-99ac-4b0f08dae9e1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31M03S" calcext:value-type="time">
            <text:p>03:31:03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a3543e12-2bf3-5a79-b45c-4fb500943222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9M51S" calcext:value-type="time">
            <text:p>03:29:51 P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 table:visibility="filter">
          <table:table-cell office:value-type="string" calcext:value-type="string">
            <text:p>4f4f55c4-bbc8-5462-956a-7e93ce3ce527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9M04S" calcext:value-type="time">
            <text:p>03:29:0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5fb5b4c-df38-5159-9f17-dc8a473f47a8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8M42S" calcext:value-type="time">
            <text:p>03:28:42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c4ca37dd-a6da-5e76-b928-1377eda79d23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8M22S" calcext:value-type="time">
            <text:p>03:28:2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e76eb716-0fa0-52c5-b03c-e6033540efd1</text:p>
          </table:table-cell>
          <table:table-cell/>
          <table:table-cell office:value-type="string" calcext:value-type="string">
            <text:p>Schussinsel 6</text:p>
          </table:table-cell>
          <table:table-cell/>
          <table:table-cell office:value-type="string" calcext:value-type="string">
            <text:p>2020-09-02</text:p>
          </table:table-cell>
          <table:table-cell table:style-name="ce11" office:value-type="time" office:time-value="PT15H27M45S" calcext:value-type="time">
            <text:p>03:27:45 PM</text:p>
          </table:table-cell>
          <table:table-cell office:value-type="string" calcext:value-type="string">
            <text:p>Onobrychis viciifolia agg.</text:p>
          </table:table-cell>
          <table:table-cell office:value-type="string" calcext:value-type="string">
            <text:p>Esparcette commune, Sainfoin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/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Geranium 3</text:p>
          </table:table-cell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 office:value-type="time" office:time-value="PT16H00M00S" calcext:value-type="time">
            <text:p>04:0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 table:visibility="filter">
          <table:table-cell table:number-columns-repeated="2"/>
          <table:table-cell office:value-type="string" calcext:value-type="string">
            <text:p>Sonnenfeld 2</text:p>
          </table:table-cell>
          <table:table-cell/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95df2e0-4766-584e-96f7-e87bdd82f520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9:59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34fbfd45-4e9f-57ac-83e3-bac6952633d9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9:2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6306e938-6814-56c1-84c3-12f341161f5b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6:04</text:p>
          </table:table-cell>
          <table:table-cell office:value-type="string" calcext:value-type="string">
            <text:p>Verbena officinalis</text:p>
          </table:table-cell>
          <table:table-cell/>
          <table:table-cell office:value-type="string" calcext:value-type="string">
            <text:p>verbena of some sort</text:p>
          </table:table-cell>
        </table:table-row>
        <table:table-row table:style-name="ro1" table:visibility="filter">
          <table:table-cell office:value-type="string" calcext:value-type="string">
            <text:p>3f3b29c1-8f48-58ef-878b-5314f17d5f45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3:08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db7fc334-7ab1-56e5-836c-2b24dcf7d9b6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40:57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very likely this</text:p>
          </table:table-cell>
        </table:table-row>
        <table:table-row table:style-name="ro1" table:visibility="filter">
          <table:table-cell office:value-type="string" calcext:value-type="string">
            <text:p>57c066ed-6831-5235-95b3-edf1dc81efa6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37:4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11675ae8-219b-57ee-968c-373fc3dd8a0b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5:37</text:p>
          </table:table-cell>
          <table:table-cell office:value-type="string" calcext:value-type="string">
            <text:p>crepis biennis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 table:visibility="filter">
          <table:table-cell office:value-type="string" calcext:value-type="string">
            <text:p>870854c2-7626-5291-b892-92b4cf46dfc2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3:54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2247251-bae2-573c-9617-d142cadd151e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3:1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dominates the river bank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trom</text:p>
          </table:table-cell>
          <table:table-cell/>
          <table:table-cell office:value-type="string" calcext:value-type="string">
            <text:p>2020-08-14</text:p>
          </table:table-cell>
          <table:table-cell office:value-type="string" calcext:value-type="string">
            <text:p>17:22:17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Saponaire officinale</text:p>
          </table:table-cell>
          <table:table-cell office:value-type="string" calcext:value-type="string">
            <text:p>4 individuals</text:p>
          </table:table-cell>
        </table:table-row>
        <table:table-row table:style-name="ro1" table:visibility="filter">
          <table:table-cell office:value-type="string" calcext:value-type="string">
            <text:p>c5c8c1cb-3162-53d1-8e70-003411c3fff5</text:p>
          </table:table-cell>
          <table:table-cell office:value-type="string" calcext:value-type="string">
            <text:p>Buddleja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 table:visibility="filter">
          <table:table-cell office:value-type="string" calcext:value-type="string">
            <text:p>dcd42d05-b0e3-5da9-880d-3ac450f118f8</text:p>
          </table:table-cell>
          <table:table-cell office:value-type="string" calcext:value-type="string">
            <text:p>Cornus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41:29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 table:visibility="filter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Cotoneaster 1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29:53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Cotonéaster horizontal</text:p>
          </table:table-cell>
          <table:table-cell/>
        </table:table-row>
        <table:table-row table:style-name="ro1" table:visibility="filter">
          <table:table-cell office:value-type="string" calcext:value-type="string">
            <text:p>704e1aa0-cb2d-5213-8e60-3b9a627b26c4</text:p>
          </table:table-cell>
          <table:table-cell office:value-type="string" calcext:value-type="string">
            <text:p>Epilobium 5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3:30:04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Epilobe à feuilles étroites</text:p>
          </table:table-cell>
          <table:table-cell office:value-type="string" calcext:value-type="string">
            <text:p>FI GPS measurement was across the lake</text:p>
          </table:table-cell>
        </table:table-row>
        <table:table-row table:style-name="ro1" table:visibility="filter">
          <table:table-cell office:value-type="string" calcext:value-type="string">
            <text:p>19367b92-8ac1-516a-ac61-e6921664df3f</text:p>
          </table:table-cell>
          <table:table-cell office:value-type="string" calcext:value-type="string">
            <text:p>Epilobium 6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3:31:55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Epilobium 7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3:25:26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Epilobe des alluvions, Epilobe de Fleischer</text:p>
          </table:table-cell>
          <table:table-cell/>
        </table:table-row>
        <table:table-row table:style-name="ro1" table:visibility="filter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Erigeron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46:03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rigeron B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34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upatorium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29:1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 table:visibility="filter">
          <table:table-cell office:value-type="string" calcext:value-type="string">
            <text:p>d330a115-71a9-5152-99d4-614cd5d40940</text:p>
          </table:table-cell>
          <table:table-cell office:value-type="string" calcext:value-type="string">
            <text:p>Hippocrepis 1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/>
        </table:table-row>
        <table:table-row table:style-name="ro1" table:visibility="filter">
          <table:table-cell office:value-type="string" calcext:value-type="string">
            <text:p>e4db68c2-dc21-5c0d-aa9a-a0266b47b969</text:p>
          </table:table-cell>
          <table:table-cell office:value-type="string" calcext:value-type="string">
            <text:p>Hypochaeris A</text:p>
          </table:table-cell>
          <table:table-cell office:value-type="string" calcext:value-type="string">
            <text:p>Sundgraben beach</text:p>
          </table:table-cell>
          <table:table-cell/>
          <table:table-cell office:value-type="string" calcext:value-type="string">
            <text:p>2020-08-26</text:p>
          </table:table-cell>
          <table:table-cell office:value-type="string" calcext:value-type="string">
            <text:p>10:52:30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Porcelle enracinée, Porcel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Origana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8:5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Oxal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/>
        </table:table-row>
        <table:table-row table:style-name="ro1" table:visibility="filter">
          <table:table-cell office:value-type="string" calcext:value-type="string">
            <text:p>c2bc0edc-8834-5590-8070-2cb4ed622535</text:p>
          </table:table-cell>
          <table:table-cell office:value-type="string" calcext:value-type="string">
            <text:p>Rub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2:3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 table:visibility="filter">
          <table:table-cell office:value-type="string" calcext:value-type="string">
            <text:p>e5ce8105-8660-52ba-b49a-e046cb4de8f7</text:p>
          </table:table-cell>
          <table:table-cell office:value-type="string" calcext:value-type="string">
            <text:p>Senecio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4:57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 table:visibility="filter">
          <table:table-cell office:value-type="string" calcext:value-type="string">
            <text:p>790c058a-c8e2-5c78-8641-8fc21b8eaef6</text:p>
          </table:table-cell>
          <table:table-cell office:value-type="string" calcext:value-type="string">
            <text:p>Silene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3:4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Trifolium 2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9M35S" calcext:value-type="time">
            <text:p>11:19:35 AM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sure</text:p>
          </table:table-cell>
        </table:table-row>
        <table:table-row table:style-name="ro1" table:visibility="filter">
          <table:table-cell office:value-type="string" calcext:value-type="string">
            <text:p>c92a5301-470d-5a50-96b0-7dff38ae1857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8M42S" calcext:value-type="time">
            <text:p>11:18:42 AM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Sarriette népéta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b5bf097d-3072-5670-a90f-1c53bb80eb99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7M21S" calcext:value-type="time">
            <text:p>11:17:21 AM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86b27e70-c731-58e4-b619-50fe97bdd231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5M09S" calcext:value-type="time">
            <text:p>11:15:09 AM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Linaire strié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8d2dfb4f-390d-5c7b-bad2-184437926ccc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3M31S" calcext:value-type="time">
            <text:p>11:13:31 AM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4d497fe3-94b4-5d10-a97c-b85da4a54a74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2M43S" calcext:value-type="time">
            <text:p>11:12:43 A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 table:visibility="filter">
          <table:table-cell office:value-type="string" calcext:value-type="string">
            <text:p>213e15cd-577a-5d19-a55d-323d3cd0aa70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2M24S" calcext:value-type="time">
            <text:p>11:12:24 A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11M14S" calcext:value-type="time">
            <text:p>11:11:14 A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9M58S" calcext:value-type="time">
            <text:p>11:09:58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9M35S" calcext:value-type="time">
            <text:p>11:09:35 A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bach </text:p>
          </table:table-cell>
        </table:table-row>
        <table:table-row table:style-name="ro1" table:visibility="filter">
          <table:table-cell office:value-type="string" calcext:value-type="string">
            <text:p>74f7ff6b-6764-5eed-94c1-2e3384578406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9M18S" calcext:value-type="time">
            <text:p>11:09:18 A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8M06S" calcext:value-type="time">
            <text:p>11:08:06 A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7M37S" calcext:value-type="time">
            <text:p>11:07:37 A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6M52S" calcext:value-type="time">
            <text:p>11:06:52 AM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 office:value-type="string" calcext:value-type="string">
            <text:p>sundbach left forest </text:p>
          </table:table-cell>
        </table:table-row>
        <table:table-row table:style-name="ro1" table:visibility="filter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6M31S" calcext:value-type="time">
            <text:p>11:06:31 A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5M56S" calcext:value-type="time">
            <text:p>11:05:56 A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1H02M42S" calcext:value-type="time">
            <text:p>11:02:42 AM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Cyclamen d'Europe</text:p>
          </table:table-cell>
          <table:table-cell office:value-type="string" calcext:value-type="string">
            <text:p>sundbach left bridge</text:p>
          </table:table-cell>
        </table:table-row>
        <table:table-row table:style-name="ro1" table:visibility="filter">
          <table:table-cell office:value-type="string" calcext:value-type="string">
            <text:p>0f7a017b-b94b-5483-af29-d3defa3d7b7b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46:49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39c5d44c-09a6-5e77-93fb-8b4200aa97d3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1:04:22</text:p>
          </table:table-cell>
          <table:table-cell office:value-type="string" calcext:value-type="string">
            <text:p>Lysimachia arvensis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57:21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Troène vulgaire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99f1057c-c2f9-527c-9fa1-b5fcce552336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55:04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7be02f2e-f73c-536f-bb79-9345202b38ac</text:p>
          </table:table-cell>
          <table:table-cell/>
          <table:table-cell office:value-type="string" calcext:value-type="string">
            <text:p>Sundgraben Forest Lef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53:0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 table:visibility="filter">
          <table:table-cell office:value-type="string" calcext:value-type="string">
            <text:p>959e9f97-b909-5943-9635-49f495c170fb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49:4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46:0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f097b5ba-2d3c-5317-a462-933e6e7fff57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41:42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93722185-e9cd-52bc-8fe9-d9f459c8c8a0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33:24</text:p>
          </table:table-cell>
          <table:table-cell office:value-type="string" calcext:value-type="string">
            <text:p>Rorippa sylvestris</text:p>
          </table:table-cell>
          <table:table-cell office:value-type="string" calcext:value-type="string">
            <text:p>Cresson des forêt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b8ad0718-7103-5f7a-99a8-74fa7370e8c0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32:4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65d008d4-64d8-5680-824d-2d343c884ca0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30:31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sundlaunen forest right: light color leaves, different species in agg.</text:p>
          </table:table-cell>
        </table:table-row>
        <table:table-row table:style-name="ro1" table:visibility="filter">
          <table:table-cell office:value-type="string" calcext:value-type="string">
            <text:p>cd02d7c4-7eb6-5b40-a1c0-021f4fb14b0f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9:42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8:37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7:3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5553c3ea-d972-58fa-a052-99a32f724ade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6:49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0:26:1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bach wald right </text:p>
          </table:table-cell>
        </table:table-row>
        <table:table-row table:style-name="ro1" table:visibility="filter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Forest Righ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09H44M43S" calcext:value-type="time">
            <text:p>09:44:43 AM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Mélampyre des prés</text:p>
          </table:table-cell>
          <table:table-cell office:value-type="string" calcext:value-type="string">
            <text:p>forest above sundbach to the right near first bridge; plant reddish and flower growth pattern different, perhaps by older plants </text:p>
          </table:table-cell>
        </table:table-row>
        <table:table-row table:style-name="ro1" table:visibility="filter">
          <table:table-cell office:value-type="string" calcext:value-type="string">
            <text:p>cd1fa14e-60b2-50fd-a9c6-5e5be81160de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3:01:08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9:47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7:49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5449cfef-6244-5417-b32d-9bff1c2ef7f8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6:13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af3d09b2-900e-5c66-8da7-5d1b3b85b59f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5:42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6de2c05d-ef61-531c-84e7-2026566e5104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4:21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Rudbeckie hérissé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3:5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7a814ac3-002a-5945-9a30-74d1298b384d</text:p>
          </table:table-cell>
          <table:table-cell/>
          <table:table-cell office:value-type="string" calcext:value-type="string">
            <text:p>Sundgraben Gorge</text:p>
          </table:table-cell>
          <table:table-cell/>
          <table:table-cell office:value-type="string" calcext:value-type="string">
            <text:p>2020-09-13</text:p>
          </table:table-cell>
          <table:table-cell office:value-type="string" calcext:value-type="string">
            <text:p>12:53:24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Grand muflier, Gueule de loup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 table:visibility="filter">
          <table:table-cell office:value-type="string" calcext:value-type="string">
            <text:p>7fde4737-e63b-5b83-9dd3-1840030ec0c3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3M33S" calcext:value-type="time">
            <text:p>10:43:33 A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. harbour</text:p>
          </table:table-cell>
        </table:table-row>
        <table:table-row table:style-name="ro1" table:visibility="filter">
          <table:table-cell office:value-type="string" calcext:value-type="string">
            <text:p>acdeb3cf-7b6d-55eb-a3bf-8208c69d2ab8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2M36S" calcext:value-type="time">
            <text:p>10:42:36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. harbor </text:p>
          </table:table-cell>
        </table:table-row>
        <table:table-row table:style-name="ro1" table:visibility="filter">
          <table:table-cell office:value-type="string" calcext:value-type="string">
            <text:p>3c051e11-13c3-516d-b00f-669b20b62420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1M38S" calcext:value-type="time">
            <text:p>10:41:38 A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undlaunen harbor </text:p>
          </table:table-cell>
        </table:table-row>
        <table:table-row table:style-name="ro1" table:visibility="filter">
          <table:table-cell office:value-type="string" calcext:value-type="string">
            <text:p>2b8e07bc-96d3-51b3-9ad3-3b0080734b33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40M13S" calcext:value-type="time">
            <text:p>10:40:13 A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harbor </text:p>
          </table:table-cell>
        </table:table-row>
        <table:table-row table:style-name="ro1" table:visibility="filter">
          <table:table-cell office:value-type="string" calcext:value-type="string">
            <text:p>c69e4b92-d5ec-58d9-9d15-9d8d753920c9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39M49S" calcext:value-type="time">
            <text:p>10:39:49 A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launen hrbour</text:p>
          </table:table-cell>
        </table:table-row>
        <table:table-row table:style-name="ro1" table:visibility="filter">
          <table:table-cell office:value-type="string" calcext:value-type="string">
            <text:p>2bbb99e4-89f5-5928-8630-86decd043aae</text:p>
          </table:table-cell>
          <table:table-cell/>
          <table:table-cell office:value-type="string" calcext:value-type="string">
            <text:p>Sundgraben Port</text:p>
          </table:table-cell>
          <table:table-cell/>
          <table:table-cell office:value-type="string" calcext:value-type="string">
            <text:p>2020-09-05</text:p>
          </table:table-cell>
          <table:table-cell table:style-name="ce11" office:value-type="time" office:time-value="PT10H37M52S" calcext:value-type="time">
            <text:p>10:37:52 AM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s corniculé</text:p>
          </table:table-cell>
          <table:table-cell office:value-type="string" calcext:value-type="string">
            <text:p>sundlaunen harbours </text:p>
          </table:table-cell>
        </table:table-row>
        <table:table-row table:style-name="ro1">
          <table:table-cell office:value-type="string" calcext:value-type="string">
            <text:p>44cf9e0c-8fa6-56a0-ba56-ffc3fcfb0e73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4:3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1d2e91be-263b-53e0-8054-e1022f4ba60f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2:5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individuals along the whole left bank</text:p>
          </table:table-cell>
        </table:table-row>
        <table:table-row table:style-name="ro1">
          <table:table-cell office:value-type="string" calcext:value-type="string">
            <text:p>328c521e-e21d-57f4-80f8-220969e52943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7-28</text:p>
          </table:table-cell>
          <table:table-cell office:value-type="string" calcext:value-type="string">
            <text:p>11:11:44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string" calcext:value-type="string">
            <text:p>left bank of river has many individuals</text:p>
          </table:table-cell>
        </table:table-row>
        <table:table-row table:style-name="ro1" table:visibility="filter">
          <table:table-cell office:value-type="string" calcext:value-type="string">
            <text:p>a2e5318e-561d-53e7-bea8-470f09366336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26:55</text:p>
          </table:table-cell>
          <table:table-cell office:value-type="string" calcext:value-type="string">
            <text:p>Solanum ptychanth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e343c35-0815-5b3f-862a-dcdbe8a95df2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d7e8c57b-2a76-5dac-951f-e97deeecd52a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23:09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4 individuals</text:p>
          </table:table-cell>
        </table:table-row>
        <table:table-row table:style-name="ro1" table:visibility="filter">
          <table:table-cell office:value-type="string" calcext:value-type="string">
            <text:p>1973528b-5884-5da0-8a51-fea4b07d1c9e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10:07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enoncule rampant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67a6310c-a420-5243-b7b3-8c938d4a2a57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7:30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4 patches, upper end of river</text:p>
          </table:table-cell>
        </table:table-row>
        <table:table-row table:style-name="ro1" table:visibility="filter">
          <table:table-cell office:value-type="string" calcext:value-type="string">
            <text:p>b49fa108-8930-5f42-8e0d-346d6499ad51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5:15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fd164e31-7ddc-55f5-876f-e874d57089ec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3:4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a1d0a927-00ef-5c5f-adde-0902a5b54c3e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8:00:38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erigeron of some sort, leaves don't match annuus. one individual</text:p>
          </table:table-cell>
        </table:table-row>
        <table:table-row table:style-name="ro1" table:visibility="filter">
          <table:table-cell office:value-type="string" calcext:value-type="string">
            <text:p>23355009-630c-5348-8847-a0d22c22d4c7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9:3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many individuals on upper left bank, scattered throughout whole left bank</text:p>
          </table:table-cell>
        </table:table-row>
        <table:table-row table:style-name="ro1" table:visibility="filter">
          <table:table-cell office:value-type="string" calcext:value-type="string">
            <text:p>ff568fd1-6473-5232-ab65-91b89863a330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7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fc4e28cd-6343-5b52-a627-43a41d7ddf6d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5:0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7 patches</text:p>
          </table:table-cell>
        </table:table-row>
        <table:table-row table:style-name="ro1" table:visibility="filter">
          <table:table-cell office:value-type="string" calcext:value-type="string">
            <text:p>177da1a6-7e26-58d9-b23a-f1ac69caf51b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2:27</text:p>
          </table:table-cell>
          <table:table-cell office:value-type="string" calcext:value-type="string">
            <text:p>Aethusa cynapium</text:p>
          </table:table-cell>
          <table:table-cell office:value-type="string" calcext:value-type="string">
            <text:p>Petite ciguë, Ethuse ciguë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90c7d698-4c5d-5217-bd64-123eb88b5a92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51:31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string" calcext:value-type="string">
            <text:p>many indviduals aling whole left bank</text:p>
          </table:table-cell>
        </table:table-row>
        <table:table-row table:style-name="ro1" table:visibility="filter">
          <table:table-cell office:value-type="string" calcext:value-type="string">
            <text:p>cbe5a782-cac4-5e0b-90fa-4d52a1d3ca31</text:p>
          </table:table-cell>
          <table:table-cell/>
          <table:table-cell office:value-type="string" calcext:value-type="string">
            <text:p>Sureaux</text:p>
          </table:table-cell>
          <table:table-cell/>
          <table:table-cell office:value-type="string" calcext:value-type="string">
            <text:p>2020-08-09</text:p>
          </table:table-cell>
          <table:table-cell office:value-type="string" calcext:value-type="string">
            <text:p>17:47:3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6 patches</text:p>
          </table:table-cell>
        </table:table-row>
        <table:table-row table:style-name="ro1" table:visibility="filter">
          <table:table-cell office:value-type="string" calcext:value-type="string">
            <text:p>d0859ba5-6b79-55e6-9e46-3aeaf903d677</text:p>
          </table:table-cell>
          <table:table-cell/>
          <table:table-cell office:value-type="string" calcext:value-type="string">
            <text:p>Lezard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7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2b86de0c-3c6f-5154-9e52-6f4401928f54</text:p>
          </table:table-cell>
          <table:table-cell/>
          <table:table-cell office:value-type="string" calcext:value-type="string">
            <text:p>Lezard 2</text:p>
          </table:table-cell>
          <table:table-cell/>
          <table:table-cell office:value-type="string" calcext:value-type="string">
            <text:p>2020-08-04</text:p>
          </table:table-cell>
          <table:table-cell office:value-type="string" calcext:value-type="string">
            <text:p>09:46:14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08221d56-90cb-503b-8ca8-0f3c9db27aa1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24:18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Epilobe rosé</text:p>
          </table:table-cell>
          <table:table-cell office:value-type="string" calcext:value-type="string">
            <text:p>maybe the case</text:p>
          </table:table-cell>
        </table:table-row>
        <table:table-row table:style-name="ro1" table:visibility="filter">
          <table:table-cell office:value-type="string" calcext:value-type="string">
            <text:p>993650c9-0e2e-5277-a3c2-9a7ce945b44c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 table:visibility="filter">
          <table:table-cell office:value-type="string" calcext:value-type="string">
            <text:p>f2d56356-241c-5f7b-bd0a-8d4c02f98279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19:35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Cresson de cheval, Véronique beccabunga</text:p>
          </table:table-cell>
          <table:table-cell office:value-type="string" calcext:value-type="string">
            <text:p>1 large patch, several small ones</text:p>
          </table:table-cell>
        </table:table-row>
        <table:table-row table:style-name="ro1" table:visibility="filter">
          <table:table-cell office:value-type="string" calcext:value-type="string">
            <text:p>862e8232-9c14-55e3-9766-d1dddd991882</text:p>
          </table:table-cell>
          <table:table-cell/>
          <table:table-cell office:value-type="string" calcext:value-type="string">
            <text:p>Parc Muni</text:p>
          </table:table-cell>
          <table:table-cell/>
          <table:table-cell office:value-type="string" calcext:value-type="string">
            <text:p>2020-08-13</text:p>
          </table:table-cell>
          <table:table-cell office:value-type="string" calcext:value-type="string">
            <text:p>10:16:44</text:p>
          </table:table-cell>
          <table:table-cell office:value-type="string" calcext:value-type="string">
            <text:p>Cyclamen hederifolium</text:p>
          </table:table-cell>
          <table:table-cell office:value-type="string" calcext:value-type="string">
            <text:p>Cyclamen de Naples</text:p>
          </table:table-cell>
          <table:table-cell/>
        </table:table-row>
        <table:table-row table:style-name="ro1" table:visibility="filter">
          <table:table-cell office:value-type="string" calcext:value-type="string">
            <text:p>ca650453-fcb7-5a07-9d64-b4d12ca6a74b</text:p>
          </table:table-cell>
          <table:table-cell/>
          <table:table-cell office:value-type="string" calcext:value-type="string">
            <text:p>Salome 2</text:p>
          </table:table-cell>
          <table:table-cell/>
          <table:table-cell office:value-type="string" calcext:value-type="string">
            <text:p>2020-08-15</text:p>
          </table:table-cell>
          <table:table-cell office:value-type="string" calcext:value-type="string">
            <text:p>18:49:1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 table:visibility="filter">
          <table:table-cell office:value-type="string" calcext:value-type="string">
            <text:p>a06659b7-9367-5951-9bd2-f6bbd59290ce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17:28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e0a507a3-6586-5bcb-b43c-c8bd3ef7aed6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14:5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5 patches</text:p>
          </table:table-cell>
        </table:table-row>
        <table:table-row table:style-name="ro1" table:visibility="filter">
          <table:table-cell office:value-type="string" calcext:value-type="string">
            <text:p>f47ebad7-2db8-50cb-b982-2274d7e25353</text:p>
          </table:table-cell>
          <table:table-cell office:value-type="string" calcext:value-type="string">
            <text:p>Galium C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19:0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5 large patches</text:p>
          </table:table-cell>
        </table:table-row>
        <table:table-row table:style-name="ro1" table:visibility="filter">
          <table:table-cell office:value-type="string" calcext:value-type="string">
            <text:p>59d9c786-4dc0-5bc6-b31f-9ba281f57fc1</text:p>
          </table:table-cell>
          <table:table-cell office:value-type="string" calcext:value-type="string">
            <text:p>Lathyrus 2</text:p>
          </table:table-cell>
          <table:table-cell office:value-type="string" calcext:value-type="string">
            <text:p>Swatch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18:20:52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Gesse à larges feuilles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2fb8d240-e828-52ac-b799-4cb03feabc5b</text:p>
          </table:table-cell>
          <table:table-cell office:value-type="string" calcext:value-type="string">
            <text:p>Seciruge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5:13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Coronille bigarré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aa870dfa-fcb9-5874-b18d-597c3734d91d</text:p>
          </table:table-cell>
          <table:table-cell office:value-type="string" calcext:value-type="string">
            <text:p>Silene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6:06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590eb2a7-e38a-549c-9406-197aa2476b71</text:p>
          </table:table-cell>
          <table:table-cell office:value-type="string" calcext:value-type="string">
            <text:p>Trifolium 1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0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ac03084-82cc-5d7e-b176-304566d4b1ce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50M42S" calcext:value-type="time">
            <text:p>05:50:42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c4b9a7ac-b286-5704-a8aa-5b999c0927c7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9M52S" calcext:value-type="time">
            <text:p>05:49:52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fadde6ab-6d83-5ff2-8617-c6841d6e723b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9M24S" calcext:value-type="time">
            <text:p>05:49:2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343cb375-18d4-56ac-a9f0-d63fc1507af1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8M45S" calcext:value-type="time">
            <text:p>05:48:4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25ddb225-0a4d-5a8d-85c0-b15a3ec7593a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7M30S" calcext:value-type="time">
            <text:p>05:47:30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ce7f1c27-95f2-568a-a12c-a102fe2adb7e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6M51S" calcext:value-type="time">
            <text:p>05:46:51 PM</text:p>
          </table:table-cell>
          <table:table-cell office:value-type="string" calcext:value-type="string">
            <text:p>Lathyrus pratensis</text:p>
          </table:table-cell>
          <table:table-cell office:value-type="string" calcext:value-type="string">
            <text:p>Gess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aac69f7f-0551-5811-aa20-c3cdf1385e2a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5M39S" calcext:value-type="time">
            <text:p>05:45:39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5d411001-3f7c-5c44-8ffc-8194e8bcfe5e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5M01S" calcext:value-type="time">
            <text:p>05:45:01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 table:visibility="filter">
          <table:table-cell office:value-type="string" calcext:value-type="string">
            <text:p>c343b92f-13af-56f6-bdfb-33f73600a8f1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4M17S" calcext:value-type="time">
            <text:p>05:44:17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32c83ce9-1086-5ebb-a123-177df4bfc7da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3M34S" calcext:value-type="time">
            <text:p>05:43:34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07c01a43-d22d-5fd1-9e91-01007f3efa76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2M10S" calcext:value-type="time">
            <text:p>05:42:10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86fc0411-c5a9-5707-82ef-78fb1c07d7d9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1M40S" calcext:value-type="time">
            <text:p>05:41:40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e40334c5-902c-5afe-8a1b-1ed38dcf72cb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1M07S" calcext:value-type="time">
            <text:p>05:41:07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43c8ef1f-eba6-5ec6-ad7e-ad2484e01106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40M03S" calcext:value-type="time">
            <text:p>05:40:0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4459bbef-3200-55e6-900f-946f008aae85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6M55S" calcext:value-type="time">
            <text:p>05:36:55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1303ff04-322a-5c7f-bbeb-3f9cca39eabd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6M21S" calcext:value-type="time">
            <text:p>05:36:2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1abedfad-700b-5552-bb32-42a3fcbb1641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watch 2</text:p>
          </table:table-cell>
          <table:table-cell/>
          <table:table-cell office:value-type="string" calcext:value-type="string">
            <text:p>2020-08-31</text:p>
          </table:table-cell>
          <table:table-cell table:style-name="ce11" office:value-type="time" office:time-value="PT17H35M05S" calcext:value-type="time">
            <text:p>05:35:0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5f67a2a1-843c-543c-83dd-77f001e8662b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0:15:2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9717b683-7622-51e8-8caf-8010724b3894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0:04:33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Epilobe des cot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e7f6b953-e535-569c-997b-932c3eb12106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10:04:1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bb99b519-b0c8-5d6d-9207-a07dd607d9ca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9:44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/>
        </table:table-row>
        <table:table-row table:style-name="ro1" table:visibility="filter">
          <table:table-cell office:value-type="string" calcext:value-type="string">
            <text:p>8221ad0d-a817-5ff6-a2c9-76db9b355049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7:14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 table:visibility="filter">
          <table:table-cell office:value-type="string" calcext:value-type="string">
            <text:p>2f17cd65-0aa0-5201-857e-4eb0913a0425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5:50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05d182e-78cc-5e4d-998a-3585642290d9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4:2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aubenloch 1</text:p>
          </table:table-cell>
          <table:table-cell/>
          <table:table-cell office:value-type="string" calcext:value-type="string">
            <text:p>2020-08-18</text:p>
          </table:table-cell>
          <table:table-cell office:value-type="string" calcext:value-type="string">
            <text:p>09:50:42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 table:visibility="filter">
          <table:table-cell office:value-type="string" calcext:value-type="string">
            <text:p>3f1f8c12-b383-5ce7-8794-3d8422c0de73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7:04:36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 table:visibility="filter">
          <table:table-cell office:value-type="string" calcext:value-type="string">
            <text:p>b6b80545-ed1f-5e7d-b9bb-58d8f83666bf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7:01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47:4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aure this is correct</text:p>
          </table:table-cell>
        </table:table-row>
        <table:table-row table:style-name="ro1" table:visibility="filter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46:2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19c432-79fc-59ad-b2d2-55d2f3842e60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8:38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8:0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is it? white?</text:p>
          </table:table-cell>
        </table:table-row>
        <table:table-row table:style-name="ro1" table:visibility="filter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5:51</text:p>
          </table:table-cell>
          <table:table-cell office:value-type="string" calcext:value-type="string">
            <text:p>Campanula rapunculoides</text:p>
          </table:table-cell>
          <table:table-cell office:value-type="string" calcext:value-type="string">
            <text:p>Campanule stolonif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33:5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9:4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 table:visibility="filter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2:18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e à feuilles rhomboïdales</text:p>
          </table:table-cell>
          <table:table-cell/>
        </table:table-row>
        <table:table-row table:style-name="ro1" table:visibility="filter">
          <table:table-cell office:value-type="string" calcext:value-type="string">
            <text:p>75a77de0-04a3-5779-a57d-ccf03b71eaae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1:3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 table:visibility="filter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20:0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bf520b30-8664-5356-8ab7-6dea127cab92</text:p>
          </table:table-cell>
          <table:table-cell/>
          <table:table-cell office:value-type="string" calcext:value-type="string">
            <text:p>Taubenloch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16:14:4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 table:visibility="filter">
          <table:table-cell office:value-type="string" calcext:value-type="string">
            <text:p>f3658403-da68-5c12-9839-0f1944267aff</text:p>
          </table:table-cell>
          <table:table-cell/>
          <table:table-cell office:value-type="string" calcext:value-type="string">
            <text:p>Transjurane Tunn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22:19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 table:visibility="filter">
          <table:table-cell office:value-type="string" calcext:value-type="string">
            <text:p>e077a77d-4a56-5563-aeea-31d31ac2a0e3</text:p>
          </table:table-cell>
          <table:table-cell/>
          <table:table-cell office:value-type="string" calcext:value-type="string">
            <text:p>Transjurane Tunnel</text:p>
          </table:table-cell>
          <table:table-cell/>
          <table:table-cell office:value-type="string" calcext:value-type="string">
            <text:p>2020-09-22</text:p>
          </table:table-cell>
          <table:table-cell office:value-type="string" calcext:value-type="string">
            <text:p>10:20:41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 office:value-type="string" calcext:value-type="string">
            <text:p>frinvillier deviation tunnel entrance </text:p>
          </table:table-cell>
        </table:table-row>
        <table:table-row table:style-name="ro1" table:visibility="filter">
          <table:table-cell office:value-type="string" calcext:value-type="string">
            <text:p>b4968a87-da8a-5c30-af31-d3909d63b24f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31:49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da92edf6-0298-5354-9960-73e848b32237</text:p>
          </table:table-cell>
          <table:table-cell office:value-type="string" calcext:value-type="string">
            <text:p>Carduus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Carduus personata</text:p>
          </table:table-cell>
          <table:table-cell office:value-type="string" calcext:value-type="string">
            <text:p>Cardus personata</text:p>
          </table:table-cell>
          <table:table-cell office:value-type="string" calcext:value-type="string">
            <text:p>1 large stand</text:p>
          </table:table-cell>
        </table:table-row>
        <table:table-row table:style-name="ro1" table:visibility="filter">
          <table:table-cell office:value-type="string" calcext:value-type="string">
            <text:p>18be4e8e-e107-5b39-8f71-686eba470834</text:p>
          </table:table-cell>
          <table:table-cell office:value-type="string" calcext:value-type="string">
            <text:p>Chaenorhinum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24:3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 table:visibility="filter">
          <table:table-cell office:value-type="string" calcext:value-type="string">
            <text:p>dbc176fb-095e-5ffa-acb1-6739af1f52e3</text:p>
          </table:table-cell>
          <table:table-cell office:value-type="string" calcext:value-type="string">
            <text:p>Cirsium 5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27:5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6c0c5224-55dc-5f6d-86ca-e65c78952742</text:p>
          </table:table-cell>
          <table:table-cell office:value-type="string" calcext:value-type="string">
            <text:p>Daucus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26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4e728acc-6e42-59db-b47e-58ebd3a10b2a</text:p>
          </table:table-cell>
          <table:table-cell office:value-type="string" calcext:value-type="string">
            <text:p>Dipsacus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rdère poilue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0fff01d3-85ad-55cb-bbd4-15253d619f52</text:p>
          </table:table-cell>
          <table:table-cell office:value-type="string" calcext:value-type="string">
            <text:p>Epilobium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57:24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4d91187e-6b66-5c44-b9b6-a76d3209ed16</text:p>
          </table:table-cell>
          <table:table-cell office:value-type="string" calcext:value-type="string">
            <text:p>Eupatorium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bc0f2e19-22c9-52bd-b516-90e92ce4a401</text:p>
          </table:table-cell>
          <table:table-cell office:value-type="string" calcext:value-type="string">
            <text:p>Galeopsis 1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15:0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d6a40716-7ea5-5018-9c00-772a0707453b</text:p>
          </table:table-cell>
          <table:table-cell office:value-type="string" calcext:value-type="string">
            <text:p>Galium 2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33:00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1a783d97-3b5f-5967-9718-858d48e972c1</text:p>
          </table:table-cell>
          <table:table-cell office:value-type="string" calcext:value-type="string">
            <text:p>Geranium 5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1:41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21c19f55-d903-5d1d-a31a-7f3755c419fa</text:p>
          </table:table-cell>
          <table:table-cell office:value-type="string" calcext:value-type="string">
            <text:p>Geranium 6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18:4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2 patches</text:p>
          </table:table-cell>
        </table:table-row>
        <table:table-row table:style-name="ro1" table:visibility="filter">
          <table:table-cell office:value-type="string" calcext:value-type="string">
            <text:p>975cabde-2f8b-5059-a699-98b629e92260</text:p>
          </table:table-cell>
          <table:table-cell office:value-type="string" calcext:value-type="string">
            <text:p>Knautia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2:35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fc732283-b56c-5a7e-b138-7b1836336bea</text:p>
          </table:table-cell>
          <table:table-cell office:value-type="string" calcext:value-type="string">
            <text:p>Lactuca 3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53:48</text:p>
          </table:table-cell>
          <table:table-cell office:value-type="string" calcext:value-type="string">
            <text:p>Lactuca serriol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 table:visibility="filter">
          <table:table-cell office:value-type="string" calcext:value-type="string">
            <text:p>5e88902e-f5f1-55a6-9ec9-4a76b829a426</text:p>
          </table:table-cell>
          <table:table-cell office:value-type="string" calcext:value-type="string">
            <text:p>Lapsana 1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7:19:58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 office:value-type="string" calcext:value-type="string">
            <text:p>3 individuals</text:p>
          </table:table-cell>
        </table:table-row>
        <table:table-row table:style-name="ro1" table:visibility="filter">
          <table:table-cell office:value-type="string" calcext:value-type="string">
            <text:p>1b08bb46-c0fa-546f-828a-f0c44eb77725</text:p>
          </table:table-cell>
          <table:table-cell office:value-type="string" calcext:value-type="string">
            <text:p>Leontodon 1</text:p>
          </table:table-cell>
          <table:table-cell office:value-type="string" calcext:value-type="string">
            <text:p>Truite 1</text:p>
          </table:table-cell>
          <table:table-cell/>
          <table:table-cell office:value-type="string" calcext:value-type="string">
            <text:p>2020-08-08</text:p>
          </table:table-cell>
          <table:table-cell office:value-type="string" calcext:value-type="string">
            <text:p>08:47:22</text:p>
          </table:table-cell>
          <table:table-cell office:value-type="string" calcext:value-type="string">
            <text:p>Leontodon hispidus</text:p>
          </table:table-cell>
          <table:table-cell office:value-type="string" calcext:value-type="string">
            <text:p>Liondent hispide</text:p>
          </table:table-cell>
          <table:table-cell office:value-type="string" calcext:value-type="string">
            <text:p>1 individual - “capitules penché avant la floraison, tiges 3x plus longue que les feuilles, +/- dréssé</text:p>
          </table:table-cell>
        </table:table-row>
        <table:table-row table:style-name="ro1" table:visibility="filter">
          <table:table-cell office:value-type="string" calcext:value-type="string">
            <text:p>8691c99f-14e7-5aff-9ee9-ee44d37e8044</text:p>
          </table:table-cell>
          <table:table-cell office:value-type="string" calcext:value-type="string">
            <text:p>Pastina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44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b0e1080e-3de8-5f26-b47f-89b0372343ca</text:p>
          </table:table-cell>
          <table:table-cell office:value-type="string" calcext:value-type="string">
            <text:p>Polygonum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3:42</text:p>
          </table:table-cell>
          <table:table-cell office:value-type="string" calcext:value-type="string">
            <text:p>Polygonum persicaria</text:p>
          </table:table-cell>
          <table:table-cell office:value-type="string" calcext:value-type="string">
            <text:p>Renouée persicaire</text:p>
          </table:table-cell>
          <table:table-cell office:value-type="string" calcext:value-type="string">
            <text:p>2 individuals</text:p>
          </table:table-cell>
        </table:table-row>
        <table:table-row table:style-name="ro1" table:visibility="filter">
          <table:table-cell office:value-type="string" calcext:value-type="string">
            <text:p>5756330e-2546-51f5-aab3-011cbabf1e26</text:p>
          </table:table-cell>
          <table:table-cell office:value-type="string" calcext:value-type="string">
            <text:p>Silene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5:2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4 patches</text:p>
          </table:table-cell>
        </table:table-row>
        <table:table-row table:style-name="ro1" table:visibility="filter">
          <table:table-cell office:value-type="string" calcext:value-type="string">
            <text:p>e897497c-8770-5c4e-8af9-446163a54922</text:p>
          </table:table-cell>
          <table:table-cell office:value-type="string" calcext:value-type="string">
            <text:p>Solan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2:5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office:value-type="string" calcext:value-type="string">
            <text:p>1 individual</text:p>
          </table:table-cell>
        </table:table-row>
        <table:table-row table:style-name="ro1" table:visibility="filter">
          <table:table-cell office:value-type="string" calcext:value-type="string">
            <text:p>815a47f4-e238-5d07-87fe-0a7801943153</text:p>
          </table:table-cell>
          <table:table-cell office:value-type="string" calcext:value-type="string">
            <text:p>Urtica B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1:3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2 large patches</text:p>
          </table:table-cell>
        </table:table-row>
        <table:table-row table:style-name="ro1" table:visibility="filter">
          <table:table-cell office:value-type="string" calcext:value-type="string">
            <text:p>e33ec5a8-6504-5bde-85d6-22b4c1b4a9c0</text:p>
          </table:table-cell>
          <table:table-cell office:value-type="string" calcext:value-type="string">
            <text:p>Veroni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53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 table:visibility="filter">
          <table:table-cell office:value-type="string" calcext:value-type="string">
            <text:p>747e9afc-f81f-58b0-8236-35d878d4a3bf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8:44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Pétasite hybride</text:p>
          </table:table-cell>
          <table:table-cell/>
        </table:table-row>
        <table:table-row table:style-name="ro1" table:visibility="filter">
          <table:table-cell office:value-type="string" calcext:value-type="string">
            <text:p>d89ae2f1-df4a-5306-bf72-1501444cae7d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7:49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6e99182d-d2e8-5cf6-bc26-43e925eba033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5:45</text:p>
          </table:table-cell>
          <table:table-cell office:value-type="string" calcext:value-type="string">
            <text:p>Salix nigra</text:p>
          </table:table-cell>
          <table:table-cell/>
          <table:table-cell office:value-type="string" calcext:value-type="string">
            <text:p>perhaps not</text:p>
          </table:table-cell>
        </table:table-row>
        <table:table-row table:style-name="ro1" table:visibility="filter">
          <table:table-cell office:value-type="string" calcext:value-type="string">
            <text:p>5c82d870-f492-5c4f-812e-b2bcc9d268bd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5:1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 table:visibility="filter">
          <table:table-cell office:value-type="string" calcext:value-type="string">
            <text:p>078b3ff3-2637-5c0e-95d0-8fb51e23b484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3:26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fed5ac1e-92b1-59b5-8a17-36d5d1ae8ea6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2:38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8406c24c-da88-5a47-bda0-0ca6e051eff0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1:2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 table:visibility="filter">
          <table:table-cell office:value-type="string" calcext:value-type="string">
            <text:p>f5298e0b-88bb-54bf-9503-084b443bc220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50:01</text:p>
          </table:table-cell>
          <table:table-cell office:value-type="string" calcext:value-type="string">
            <text:p>Rorippa islandica agg.</text:p>
          </table:table-cell>
          <table:table-cell office:value-type="string" calcext:value-type="string">
            <text:p>Cresson des marais</text:p>
          </table:table-cell>
          <table:table-cell/>
        </table:table-row>
        <table:table-row table:style-name="ro1" table:visibility="filter">
          <table:table-cell office:value-type="string" calcext:value-type="string">
            <text:p>58b01976-d446-5743-94ec-bb24a2959b3c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8:25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Pas d'âne, Tussilage</text:p>
          </table:table-cell>
          <table:table-cell/>
        </table:table-row>
        <table:table-row table:style-name="ro1" table:visibility="filter">
          <table:table-cell office:value-type="string" calcext:value-type="string">
            <text:p>dca545ff-c4a6-5d8e-9fb0-a6bab8ab8292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7:48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fc0ea5ae-f517-515b-8adc-68dcb7485206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7:08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 table:visibility="filter">
          <table:table-cell office:value-type="string" calcext:value-type="string">
            <text:p>a1c305c8-1ef1-58af-b237-77d789c99113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40:05</text:p>
          </table:table-cell>
          <table:table-cell office:value-type="string" calcext:value-type="string">
            <text:p>Persicaria lapathifolia</text:p>
          </table:table-cell>
          <table:table-cell office:value-type="string" calcext:value-type="string">
            <text:p>Renouée À Feuilles D'oseille, Renouée À Feuilles De Patience</text:p>
          </table:table-cell>
          <table:table-cell office:value-type="string" calcext:value-type="string">
            <text:p>maybe not</text:p>
          </table:table-cell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2</text:p>
          </table:table-cell>
          <table:table-cell/>
          <table:table-cell office:value-type="string" calcext:value-type="string">
            <text:p>2020-08-22</text:p>
          </table:table-cell>
          <table:table-cell office:value-type="string" calcext:value-type="string">
            <text:p>06:27:44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 table:visibility="filter">
          <table:table-cell office:value-type="string" calcext:value-type="string">
            <text:p>4f3903fa-8c35-5530-a790-47291020b8f8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28:26</text:p>
          </table:table-cell>
          <table:table-cell office:value-type="string" calcext:value-type="string">
            <text:p>Phlox pilosa</text:p>
          </table:table-cell>
          <table:table-cell office:value-type="string" calcext:value-type="string">
            <text:p>Phlox Pubescent</text:p>
          </table:table-cell>
          <table:table-cell/>
        </table:table-row>
        <table:table-row table:style-name="ro1" table:visibility="filter">
          <table:table-cell office:value-type="string" calcext:value-type="string">
            <text:p>c79c2539-0868-5a5d-b9bd-258805e83ba1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26:0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221b654f-3f7c-559f-a4b1-15d054ee0152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24:04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 table:visibility="filter">
          <table:table-cell office:value-type="string" calcext:value-type="string">
            <text:p>e9eaef75-728c-5eb5-b144-7a7ab0c5b1b7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19:42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ier très épineux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15:3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 table:visibility="filter">
          <table:table-cell office:value-type="string" calcext:value-type="string">
            <text:p>3de78176-f550-5f36-9a28-3b4044c8f720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14:39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bf9b598-de46-5689-935d-ca8efb77c17b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6:4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41da50ce-2b65-51a0-85b2-032d7cc84d8d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5:5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0761027a-bef4-5f55-9207-6a963c345d6c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5:34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 table:visibility="filter">
          <table:table-cell office:value-type="string" calcext:value-type="string">
            <text:p>2a418683-340e-59ad-a92c-e8ce313a2cdf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4:50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 table:visibility="filter">
          <table:table-cell office:value-type="string" calcext:value-type="string">
            <text:p>98b86b0a-84a4-575d-ab8a-c46cac31a967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4:16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42a8f5cd-b6c7-5401-98cb-dc150ba61c0f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3:1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751050e0-40e2-50f5-8023-f3460621f20a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2:15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 table:visibility="filter">
          <table:table-cell office:value-type="string" calcext:value-type="string">
            <text:p>225e9e94-220d-5851-a326-9979570d5a2b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00:5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7906053d-1225-51db-a5fb-678df49d8307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7:59:1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8a6ea4db-e470-506c-8949-22635e08a8e1</text:p>
          </table:table-cell>
          <table:table-cell/>
          <table:table-cell office:value-type="string" calcext:value-type="string">
            <text:p>Truite 3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7:57:15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1ab3f6dd-96ff-5d7e-925d-9967f63db4d4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9:04:4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 table:visibility="filter">
          <table:table-cell office:value-type="string" calcext:value-type="string">
            <text:p>3b325920-9557-5716-891d-ec2b06647775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9:04:16</text:p>
          </table:table-cell>
          <table:table-cell office:value-type="string" calcext:value-type="string">
            <text:p>Salvia pratensis agg.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b59cceca-6d70-52e5-9e12-67c04f61658a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3</text:p>
          </table:table-cell>
          <table:table-cell office:value-type="string" calcext:value-type="string">
            <text:p>18:59:56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756a3e0-a103-5421-af46-28109799113d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52:2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 table:visibility="filter">
          <table:table-cell office:value-type="string" calcext:value-type="string">
            <text:p>884b8371-ce45-5b15-9355-3ade0bc6b3e8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50:38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a9420e14-80df-521c-9033-d313306531b0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48:2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9:19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 table:visibility="filter">
          <table:table-cell office:value-type="string" calcext:value-type="string">
            <text:p>3fa98d72-39ea-5159-b8b9-3652931930eb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8:1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 table:visibility="filter">
          <table:table-cell office:value-type="string" calcext:value-type="string">
            <text:p>f49c6cb0-2f25-57ac-9a9b-64561983c228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5:31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 table:visibility="filter">
          <table:table-cell office:value-type="string" calcext:value-type="string">
            <text:p>accd536d-4d5a-59ae-9f56-65eaca7be661</text:p>
          </table:table-cell>
          <table:table-cell/>
          <table:table-cell office:value-type="string" calcext:value-type="string">
            <text:p>Truite 4</text:p>
          </table:table-cell>
          <table:table-cell/>
          <table:table-cell office:value-type="string" calcext:value-type="string">
            <text:p>2020-08-06</text:p>
          </table:table-cell>
          <table:table-cell office:value-type="string" calcext:value-type="string">
            <text:p>18:32:11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526d28d-dc0e-5e72-9b4d-3e1a8eefbfa6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51M05S" calcext:value-type="time">
            <text:p>03:51:0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 table:visibility="filter">
          <table:table-cell office:value-type="string" calcext:value-type="string">
            <text:p>7564c0bb-2799-5efb-9375-48b17dc32e8e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9M18S" calcext:value-type="time">
            <text:p>03:49:1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 table:visibility="filter">
          <table:table-cell office:value-type="string" calcext:value-type="string">
            <text:p>977238d1-b697-51fb-bf0f-e8aa4a8887e0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8M27S" calcext:value-type="time">
            <text:p>03:48:27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e8c3350-c197-5320-97dd-b0641672964a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 table:visibility="filter">
          <table:table-cell office:value-type="string" calcext:value-type="string">
            <text:p>90c821ae-926e-597e-b5c1-30f83a71c0c7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6M27S" calcext:value-type="time">
            <text:p>03:46:27 PM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/>
        </table:table-row>
        <table:table-row table:style-name="ro1" table:visibility="filter">
          <table:table-cell office:value-type="string" calcext:value-type="string">
            <text:p>72f9a432-72a0-5693-86a9-f4aeb00f01b9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4M17S" calcext:value-type="time">
            <text:p>03:44:17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 table:visibility="filter">
          <table:table-cell office:value-type="string" calcext:value-type="string">
            <text:p>87c95631-9d7c-5a9b-acf2-baf0833a67b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42M46S" calcext:value-type="time">
            <text:p>03:42:4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aca9c5d9-a97b-5cc9-a308-51977d00a74b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7M44S" calcext:value-type="time">
            <text:p>03:37:44 PM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 table:visibility="filter">
          <table:table-cell office:value-type="string" calcext:value-type="string">
            <text:p>72033182-bc70-5db6-b80b-df71b6dcbcef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7M20S" calcext:value-type="time">
            <text:p>03:37:20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3829f372-5968-5fad-8e07-6a17c4ad54b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4M46S" calcext:value-type="time">
            <text:p>03:34:46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 table:visibility="filter">
          <table:table-cell office:value-type="string" calcext:value-type="string">
            <text:p>520509f0-f91f-527d-8675-24a46a715e64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4M17S" calcext:value-type="time">
            <text:p>03:34:17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84f21fb9-5b64-53e5-b8f5-1bd7e3f2bc9e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3M47S" calcext:value-type="time">
            <text:p>03:33:47 P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 table:visibility="filter">
          <table:table-cell office:value-type="string" calcext:value-type="string">
            <text:p>7f2aa188-23be-5877-8b88-e0bab4056f11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31M50S" calcext:value-type="time">
            <text:p>03:31:50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 table:visibility="filter">
          <table:table-cell office:value-type="string" calcext:value-type="string">
            <text:p>f68fd748-f63f-5c43-b4ee-ff9394930d4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6M04S" calcext:value-type="time">
            <text:p>03:26:04 PM</text:p>
          </table:table-cell>
          <table:table-cell office:value-type="string" calcext:value-type="string">
            <text:p>Rapistrum rugosu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5M14S" calcext:value-type="time">
            <text:p>03:25:14 PM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 table:visibility="filter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4M45S" calcext:value-type="time">
            <text:p>03:24:45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bdef823-0325-52fa-9f55-c8fac0c25f37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4M17S" calcext:value-type="time">
            <text:p>03:24:17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5</text:p>
          </table:table-cell>
          <table:table-cell/>
          <table:table-cell office:value-type="string" calcext:value-type="string">
            <text:p>2020-08-29</text:p>
          </table:table-cell>
          <table:table-cell table:style-name="ce11" office:value-type="time" office:time-value="PT15H23M05S" calcext:value-type="time">
            <text:p>03:23:0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Angelica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40:09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d300057-b642-586e-844f-5cb24f4bc7a6</text:p>
          </table:table-cell>
          <table:table-cell office:value-type="string" calcext:value-type="string">
            <text:p>Calystegia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36:51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 table:visibility="filter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Cornus B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43:41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Cymbalaria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55:17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 table:visibility="filter">
          <table:table-cell office:value-type="string" calcext:value-type="string">
            <text:p>69e71bfd-ef3c-506f-8682-c80d393b6fbf</text:p>
          </table:table-cell>
          <table:table-cell office:value-type="string" calcext:value-type="string">
            <text:p>Daucus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52:50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 table:visibility="filter">
          <table:table-cell office:value-type="string" calcext:value-type="string">
            <text:p>b7f74ba0-859c-509d-a2e0-970abdfebec1</text:p>
          </table:table-cell>
          <table:table-cell office:value-type="string" calcext:value-type="string">
            <text:p>Epilobium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54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 table:visibility="filter">
          <table:table-cell office:value-type="string" calcext:value-type="string">
            <text:p>ad88344f-8d72-5cde-8169-62cb64cadc10</text:p>
          </table:table-cell>
          <table:table-cell office:value-type="string" calcext:value-type="string">
            <text:p>Erigeron C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07:56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 table:visibility="filter">
          <table:table-cell office:value-type="string" calcext:value-type="string">
            <text:p>877624c4-fae3-591e-94e4-bfb2346b890f</text:p>
          </table:table-cell>
          <table:table-cell office:value-type="string" calcext:value-type="string">
            <text:p>Galium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16:5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 table:visibility="filter">
          <table:table-cell office:value-type="string" calcext:value-type="string">
            <text:p>d0a6075e-b3fb-59a2-aaf6-d3843f5279ea</text:p>
          </table:table-cell>
          <table:table-cell office:value-type="string" calcext:value-type="string">
            <text:p>Geranium 8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54:12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/>
        </table:table-row>
        <table:table-row table:style-name="ro1" table:visibility="filter">
          <table:table-cell office:value-type="string" calcext:value-type="string">
            <text:p>bc131f5a-338b-513e-81cb-e905a5839e23</text:p>
          </table:table-cell>
          <table:table-cell office:value-type="string" calcext:value-type="string">
            <text:p>Heracleum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51:1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Hieracium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45:15</text:p>
          </table:table-cell>
          <table:table-cell office:value-type="string" calcext:value-type="string">
            <text:p>Hieracium morulum</text:p>
          </table:table-cell>
          <table:table-cell/>
          <table:table-cell office:value-type="string" calcext:value-type="string">
            <text:p>could be murorum</text:p>
          </table:table-cell>
        </table:table-row>
        <table:table-row table:style-name="ro1" table:visibility="filter">
          <table:table-cell office:value-type="string" calcext:value-type="string">
            <text:p>ba98c7f6-3d05-565b-8983-5dba74f17e95</text:p>
          </table:table-cell>
          <table:table-cell office:value-type="string" calcext:value-type="string">
            <text:p>Lactuca 4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47:42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Lathyrus A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10:00:42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 table:visibility="filter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Lycopus 1</text:p>
          </table:table-cell>
          <table:table-cell office:value-type="string" calcext:value-type="string">
            <text:p>Twann estuary</text:p>
          </table:table-cell>
          <table:table-cell/>
          <table:table-cell office:value-type="string" calcext:value-type="string">
            <text:p>2020-08-25</text:p>
          </table:table-cell>
          <table:table-cell office:value-type="string" calcext:value-type="string">
            <text:p>09:38:15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Rubus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6:46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f2a8712-2b2e-52ed-972a-909e25cd7375</text:p>
          </table:table-cell>
          <table:table-cell office:value-type="string" calcext:value-type="string">
            <text:p>Rub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6:27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Silene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39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 table:visibility="filter">
          <table:table-cell office:value-type="string" calcext:value-type="string">
            <text:p>0e878b2b-a583-5bb3-ae27-5840386c7a62</text:p>
          </table:table-cell>
          <table:table-cell office:value-type="string" calcext:value-type="string">
            <text:p>Trifo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1:2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 table:visibility="filter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Urt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39:3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 table:visibility="filter">
          <table:table-cell office:value-type="string" calcext:value-type="string">
            <text:p>413f2674-f09b-5f14-b6c3-efb7e23a4eaa</text:p>
          </table:table-cell>
          <table:table-cell office:value-type="string" calcext:value-type="string">
            <text:p>Verbasc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3:19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bonhomme, Molène à fleurs denses</text:p>
          </table:table-cell>
          <table:table-cell/>
        </table:table-row>
        <table:table-row table:style-name="ro1" table:visibility="filter">
          <table:table-cell office:value-type="string" calcext:value-type="string">
            <text:p>4d9cd8b2-2d4c-58ef-ab8f-df22f3abbf12</text:p>
          </table:table-cell>
          <table:table-cell office:value-type="string" calcext:value-type="string">
            <text:p>Vic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2:36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 table:visibility="filter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wann gorges</text:p>
          </table:table-cell>
          <table:table-cell/>
          <table:table-cell office:value-type="string" calcext:value-type="string">
            <text:p>2020-08-05</text:p>
          </table:table-cell>
          <table:table-cell office:value-type="string" calcext:value-type="string">
            <text:p>10:43:18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Corydale jaune</text:p>
          </table:table-cell>
          <table:table-cell/>
        </table:table-row>
        <table:table-row table:style-name="ro1" table:visibility="filter">
          <table:table-cell office:value-type="string" calcext:value-type="string">
            <text:p>16fd667b-7bf7-594f-a599-1300ebb8ca2a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36:06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33:4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27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26:37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21:41</text:p>
          </table:table-cell>
          <table:table-cell office:value-type="string" calcext:value-type="string">
            <text:p>Mentha aquatica agg.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72541ae3-aa72-58fa-9a9e-dd0aa0885a08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19:21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Alisier Blanc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14:53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il caréné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9:48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7:3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5:26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 table:visibility="filter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/>
          <table:table-cell office:value-type="string" calcext:value-type="string">
            <text:p>2020-08-10</text:p>
          </table:table-cell>
          <table:table-cell office:value-type="string" calcext:value-type="string">
            <text:p>09:04:12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Lysimaqu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</table:table>
      <table:named-expressions/>
      <table:database-ranges>
        <table:database-range table:name="__Anonymous_Sheet_DB__0" table:target-range-address="'flora_incognita_2020-08-28T21_05_48'.A1:'flora_incognita_2020-08-28T21_05_48'.I941" table:display-filter-buttons="true">
          <table:filter>
            <table:filter-and>
              <table:filter-condition table:field-number="4" table:value="2020-07-28" table:operator="=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1:20:50.948588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8T14:23:31.459161218</dc:date>
    <meta:editing-duration>P3DT6S</meta:editing-duration>
    <meta:editing-cycles>73</meta:editing-cycles>
    <meta:generator>LibreOffice/6.0.7.3$Linux_X86_64 LibreOffice_project/00m0$Build-3</meta:generator>
    <meta:document-statistic meta:table-count="1" meta:cell-count="5644" meta:object-count="0"/>
  </office:meta>
</office:document-meta>
</file>